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1.593cm"/>
    </style:style>
    <style:style style:name="co9" style:family="table-column">
      <style:table-column-properties fo:break-before="auto" style:column-width="2.658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1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1" table:default-cell-style-name="Default"/>
        <table:table-row table:style-name="ro1">
          <table:table-cell office:value-type="string">
            <text:p>Dato</text:p>
          </table:table-cell>
          <table:table-cell table:style-name="ce1" office:value-type="string">
            <text:p>engelsk</text:p>
          </table:table-cell>
          <table:table-cell table:style-name="ce1" office:value-type="string">
            <text:p>andre</text:p>
          </table:table-cell>
          <table:table-cell table:style-name="ce1" office:value-type="string">
            <text:p>alle</text:p>
          </table:table-cell>
          <table:table-cell table:style-name="ce1" office:value-type="string">
            <text:p>Nye (engelsk)</text:p>
          </table:table-cell>
          <table:table-cell table:style-name="ce1" office:value-type="string">
            <text:p>Nye (andre)</text:p>
          </table:table-cell>
          <table:table-cell table:style-name="ce1" office:value-type="string">
            <text:p>Nye (alle)</text:p>
          </table:table-cell>
          <table:table-cell table:style-name="ce1" office:value-type="string">
            <text:p>&gt;5 (engelsk)</text:p>
          </table:table-cell>
          <table:table-cell table:style-name="ce1" office:value-type="string">
            <text:p>&gt;5 (andre)</text:p>
          </table:table-cell>
          <table:table-cell table:style-name="ce1" office:value-type="string">
            <text:p>&gt;5 (alle)</text:p>
          </table:table-cell>
          <table:table-cell table:style-name="ce1" office:value-type="string">
            <text:p>&gt;100 (engelsk)</text:p>
          </table:table-cell>
          <table:table-cell table:style-name="ce1" office:value-type="string">
            <text:p>&gt;100 (andre)</text:p>
          </table:table-cell>
          <table:table-cell table:style-name="ce1" office:value-type="string">
            <text:p>&gt;100 (alle)</text:p>
          </table:table-cell>
          <table:table-cell/>
          <table:table-cell table:style-name="ce1" table:number-columns-repeated="1010"/>
        </table:table-row>
        <table:table-row table:style-name="ro1">
          <table:table-cell office:value-type="string">
            <text:p>2001-jan</text:p>
          </table:table-cell>
          <table:table-cell table:formula="of:=[.H2]/[.E2]" office:value-type="float" office:value="1.28571428571429">
            <text:p>1,28571428571429</text:p>
          </table:table-cell>
          <table:table-cell table:formula="of:=[.I2]/[.F2]" office:value-type="float" office:value="0">
            <text:p>#DIV/0!</text:p>
          </table:table-cell>
          <table:table-cell table:formula="of:=[.J2]/[.G2]" office:value-type="float" office:value="1.28571428571429">
            <text:p>1,285714285714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formula="of:=[.H3]/[.E3]" office:value-type="float" office:value="2.85714285714286">
            <text:p>2,85714285714286</text:p>
          </table:table-cell>
          <table:table-cell table:formula="of:=[.I3]/[.F3]" office:value-type="float" office:value="0">
            <text:p>0</text:p>
          </table:table-cell>
          <table:table-cell table:formula="of:=[.J3]/[.G3]" office:value-type="float" office:value="2.22222222222222">
            <text:p>2,222222222222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table:formula="of:=[.H4]/[.E4]" office:value-type="float" office:value="3.33333333333333">
            <text:p>3,33333333333333</text:p>
          </table:table-cell>
          <table:table-cell table:formula="of:=[.I4]/[.F4]" office:value-type="float" office:value="3.5">
            <text:p>3,5</text:p>
          </table:table-cell>
          <table:table-cell table:formula="of:=[.J4]/[.G4]" office:value-type="float" office:value="3.35714285714286">
            <text:p>3,3571428571428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>
            <draw:frame table:end-cell-address="Ark1.X19" table:end-x="2.071cm" table:end-y="0.238cm" draw:z-index="0" draw:style-name="gr1" svg:width="17.807cm" svg:height="6.986cm" svg:x="0.071cm" svg:y="0cm">
              <draw:object draw:notify-on-update-of-ranges="Ark1.A2:Ark1.A38 Ark1.E1:Ark1.E1 Ark1.E2:Ark1.E38 Ark1.F1:Ark1.F1 Ark1.F2:Ark1.F38 Ark1.G1:Ark1.G1 Ark1.G2:Ark1.G38 Ark1.H1:Ark1.H1 Ark1.H2:Ark1.H38 Ark1.I1:Ark1.I1 Ark1.I2:Ark1.I38 Ark1.J1:Ark1.J1 Ark1.J2:Ark1.J38 Ark1.K1:Ark1.K1 Ark1.K2:Ark1.K38 Ark1.L1:Ark1.L1 Ark1.L2:Ark1.L38 Ark1.M1:Ark1.M1 Ark1.M2:Ark1.M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/>
          <table:table-cell table:formula="of:=[.H5]/[.E5]" office:value-type="float" office:value="2.80952380952381">
            <text:p>2,80952380952381</text:p>
          </table:table-cell>
          <table:table-cell table:formula="of:=[.I5]/[.F5]" office:value-type="float" office:value="1.71428571428571">
            <text:p>1,71428571428571</text:p>
          </table:table-cell>
          <table:table-cell table:formula="of:=[.J5]/[.G5]" office:value-type="float" office:value="2.53571428571429">
            <text:p>2,5357142857142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2002-jan</text:p>
          </table:table-cell>
          <table:table-cell table:formula="of:=[.H6]/[.E6]" office:value-type="float" office:value="2.80357142857143">
            <text:p>2,80357142857143</text:p>
          </table:table-cell>
          <table:table-cell table:formula="of:=[.I6]/[.F6]" office:value-type="float" office:value="2.35">
            <text:p>2,35</text:p>
          </table:table-cell>
          <table:table-cell table:formula="of:=[.J6]/[.G6]" office:value-type="float" office:value="2.68421052631579">
            <text:p>2,68421052631579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57">
            <text:p>157</text:p>
          </table:table-cell>
          <table:table-cell office:value-type="float" office:value="47">
            <text:p>47</text:p>
          </table:table-cell>
          <table:table-cell office:value-type="float" office:value="204">
            <text:p>20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1011"/>
        </table:table-row>
        <table:table-row table:style-name="ro1">
          <table:table-cell/>
          <table:table-cell table:formula="of:=[.H7]/[.E7]" office:value-type="float" office:value="5.38461538461539">
            <text:p>5,38461538461539</text:p>
          </table:table-cell>
          <table:table-cell table:formula="of:=[.I7]/[.F7]" office:value-type="float" office:value="2.95">
            <text:p>2,95</text:p>
          </table:table-cell>
          <table:table-cell table:formula="of:=[.J7]/[.G7]" office:value-type="float" office:value="4.32608695652174">
            <text:p>4,32608695652174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  <table:table-cell office:value-type="float" office:value="59">
            <text:p>59</text:p>
          </table:table-cell>
          <table:table-cell office:value-type="float" office:value="199">
            <text:p>19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1011"/>
        </table:table-row>
        <table:table-row table:style-name="ro1">
          <table:table-cell/>
          <table:table-cell table:formula="of:=[.H8]/[.E8]" office:value-type="float" office:value="3.32786885245902">
            <text:p>3,32786885245902</text:p>
          </table:table-cell>
          <table:table-cell table:formula="of:=[.I8]/[.F8]" office:value-type="float" office:value="2.6551724137931">
            <text:p>2,6551724137931</text:p>
          </table:table-cell>
          <table:table-cell table:formula="of:=[.J8]/[.G8]" office:value-type="float" office:value="3.11111111111111">
            <text:p>3,11111111111111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203">
            <text:p>20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table:number-columns-repeated="1011"/>
        </table:table-row>
        <table:table-row table:style-name="ro1">
          <table:table-cell/>
          <table:table-cell table:formula="of:=[.H9]/[.E9]" office:value-type="float" office:value="2.97247706422018">
            <text:p>2,97247706422018</text:p>
          </table:table-cell>
          <table:table-cell table:formula="of:=[.I9]/[.F9]" office:value-type="float" office:value="2.34615384615385">
            <text:p>2,34615384615385</text:p>
          </table:table-cell>
          <table:table-cell table:formula="of:=[.J9]/[.G9]" office:value-type="float" office:value="2.71122994652406">
            <text:p>2,71122994652406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187">
            <text:p>187</text:p>
          </table:table-cell>
          <table:table-cell office:value-type="float" office:value="324">
            <text:p>324</text:p>
          </table:table-cell>
          <table:table-cell office:value-type="float" office:value="183">
            <text:p>183</text:p>
          </table:table-cell>
          <table:table-cell office:value-type="float" office:value="507">
            <text:p>507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1011"/>
        </table:table-row>
        <table:table-row table:style-name="ro1">
          <table:table-cell office:value-type="string">
            <text:p>2003-jan</text:p>
          </table:table-cell>
          <table:table-cell table:formula="of:=[.H10]/[.E10]" office:value-type="float" office:value="3.14649681528662">
            <text:p>3,14649681528662</text:p>
          </table:table-cell>
          <table:table-cell table:formula="of:=[.I10]/[.F10]" office:value-type="float" office:value="2.19745222929936">
            <text:p>2,19745222929936</text:p>
          </table:table-cell>
          <table:table-cell table:formula="of:=[.J10]/[.G10]" office:value-type="float" office:value="2.67197452229299">
            <text:p>2,67197452229299</text:p>
          </table:table-cell>
          <table:table-cell table:number-columns-repeated="2" office:value-type="float" office:value="157">
            <text:p>157</text:p>
          </table:table-cell>
          <table:table-cell office:value-type="float" office:value="314">
            <text:p>314</text:p>
          </table:table-cell>
          <table:table-cell office:value-type="float" office:value="494">
            <text:p>494</text:p>
          </table:table-cell>
          <table:table-cell office:value-type="float" office:value="345">
            <text:p>345</text:p>
          </table:table-cell>
          <table:table-cell office:value-type="float" office:value="839">
            <text:p>839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189">
            <text:p>189</text:p>
          </table:table-cell>
          <table:table-cell table:number-columns-repeated="1011"/>
        </table:table-row>
        <table:table-row table:style-name="ro1">
          <table:table-cell/>
          <table:table-cell table:formula="of:=[.H11]/[.E11]" office:value-type="float" office:value="3.921875">
            <text:p>3,921875</text:p>
          </table:table-cell>
          <table:table-cell table:formula="of:=[.I11]/[.F11]" office:value-type="float" office:value="3.05785123966942">
            <text:p>3,05785123966942</text:p>
          </table:table-cell>
          <table:table-cell table:formula="of:=[.J11]/[.G11]" office:value-type="float" office:value="3.50200803212851">
            <text:p>3,50200803212851</text:p>
          </table:table-cell>
          <table:table-cell office:value-type="float" office:value="128">
            <text:p>128</text:p>
          </table:table-cell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office:value-type="float" office:value="502">
            <text:p>502</text:p>
          </table:table-cell>
          <table:table-cell office:value-type="float" office:value="370">
            <text:p>370</text:p>
          </table:table-cell>
          <table:table-cell office:value-type="float" office:value="872">
            <text:p>8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207">
            <text:p>207</text:p>
          </table:table-cell>
          <table:table-cell table:number-columns-repeated="1011"/>
        </table:table-row>
        <table:table-row table:style-name="ro1">
          <table:table-cell/>
          <table:table-cell table:formula="of:=[.H12]/[.E12]" office:value-type="float" office:value="3.4047619047619">
            <text:p>3,4047619047619</text:p>
          </table:table-cell>
          <table:table-cell table:formula="of:=[.I12]/[.F12]" office:value-type="float" office:value="2.76893939393939">
            <text:p>2,76893939393939</text:p>
          </table:table-cell>
          <table:table-cell table:formula="of:=[.J12]/[.G12]" office:value-type="float" office:value="3.07945736434109">
            <text:p>3,07945736434109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516">
            <text:p>516</text:p>
          </table:table-cell>
          <table:table-cell office:value-type="float" office:value="858">
            <text:p>858</text:p>
          </table:table-cell>
          <table:table-cell office:value-type="float" office:value="731">
            <text:p>731</text:p>
          </table:table-cell>
          <table:table-cell office:value-type="float" office:value="1589">
            <text:p>1589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321">
            <text:p>321</text:p>
          </table:table-cell>
          <table:table-cell table:number-columns-repeated="1011"/>
        </table:table-row>
        <table:table-row table:style-name="ro1">
          <table:table-cell/>
          <table:table-cell table:formula="of:=[.H13]/[.E13]" office:value-type="float" office:value="3.42024539877301">
            <text:p>3,42024539877301</text:p>
          </table:table-cell>
          <table:table-cell table:formula="of:=[.I13]/[.F13]" office:value-type="float" office:value="3.41052631578947">
            <text:p>3,41052631578947</text:p>
          </table:table-cell>
          <table:table-cell table:formula="of:=[.J13]/[.G13]" office:value-type="float" office:value="3.41571194762684">
            <text:p>3,41571194762684</text:p>
          </table:table-cell>
          <table:table-cell office:value-type="float" office:value="326">
            <text:p>326</text:p>
          </table:table-cell>
          <table:table-cell office:value-type="float" office:value="285">
            <text:p>285</text:p>
          </table:table-cell>
          <table:table-cell office:value-type="float" office:value="611">
            <text:p>611</text:p>
          </table:table-cell>
          <table:table-cell office:value-type="float" office:value="1115">
            <text:p>1115</text:p>
          </table:table-cell>
          <table:table-cell office:value-type="float" office:value="972">
            <text:p>972</text:p>
          </table:table-cell>
          <table:table-cell office:value-type="float" office:value="2087">
            <text:p>2087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410">
            <text:p>410</text:p>
          </table:table-cell>
          <table:table-cell table:number-columns-repeated="1011"/>
        </table:table-row>
        <table:table-row table:style-name="ro1">
          <table:table-cell office:value-type="string">
            <text:p>2004-jan</text:p>
          </table:table-cell>
          <table:table-cell table:formula="of:=[.H14]/[.E14]" office:value-type="float" office:value="3.83720930232558">
            <text:p>3,83720930232558</text:p>
          </table:table-cell>
          <table:table-cell table:formula="of:=[.I14]/[.F14]" office:value-type="float" office:value="3.05924596050269">
            <text:p>3,05924596050269</text:p>
          </table:table-cell>
          <table:table-cell table:formula="of:=[.J14]/[.G14]" office:value-type="float" office:value="3.37817796610169">
            <text:p>3,37817796610169</text:p>
          </table:table-cell>
          <table:table-cell office:value-type="float" office:value="387">
            <text:p>387</text:p>
          </table:table-cell>
          <table:table-cell office:value-type="float" office:value="557">
            <text:p>557</text:p>
          </table:table-cell>
          <table:table-cell office:value-type="float" office:value="944">
            <text:p>944</text:p>
          </table:table-cell>
          <table:table-cell office:value-type="float" office:value="1485">
            <text:p>1485</text:p>
          </table:table-cell>
          <table:table-cell office:value-type="float" office:value="1704">
            <text:p>1704</text:p>
          </table:table-cell>
          <table:table-cell office:value-type="float" office:value="3189">
            <text:p>3189</text:p>
          </table:table-cell>
          <table:table-cell office:value-type="float" office:value="285">
            <text:p>285</text:p>
          </table:table-cell>
          <table:table-cell office:value-type="float" office:value="389">
            <text:p>389</text:p>
          </table:table-cell>
          <table:table-cell office:value-type="float" office:value="674">
            <text:p>674</text:p>
          </table:table-cell>
          <table:table-cell table:number-columns-repeated="1011"/>
        </table:table-row>
        <table:table-row table:style-name="ro1">
          <table:table-cell/>
          <table:table-cell table:formula="of:=[.H15]/[.E15]" office:value-type="float" office:value="3.72614107883817">
            <text:p>3,72614107883817</text:p>
          </table:table-cell>
          <table:table-cell table:formula="of:=[.I15]/[.F15]" office:value-type="float" office:value="3.25022261798753">
            <text:p>3,25022261798753</text:p>
          </table:table-cell>
          <table:table-cell table:formula="of:=[.J15]/[.G15]" office:value-type="float" office:value="3.43661971830986">
            <text:p>3,43661971830986</text:p>
          </table:table-cell>
          <table:table-cell office:value-type="float" office:value="723">
            <text:p>723</text:p>
          </table:table-cell>
          <table:table-cell office:value-type="float" office:value="1123">
            <text:p>1123</text:p>
          </table:table-cell>
          <table:table-cell office:value-type="float" office:value="1846">
            <text:p>1846</text:p>
          </table:table-cell>
          <table:table-cell office:value-type="float" office:value="2694">
            <text:p>2694</text:p>
          </table:table-cell>
          <table:table-cell office:value-type="float" office:value="3650">
            <text:p>3650</text:p>
          </table:table-cell>
          <table:table-cell office:value-type="float" office:value="6344">
            <text:p>6344</text:p>
          </table:table-cell>
          <table:table-cell office:value-type="float" office:value="492">
            <text:p>492</text:p>
          </table:table-cell>
          <table:table-cell office:value-type="float" office:value="739">
            <text:p>739</text:p>
          </table:table-cell>
          <table:table-cell office:value-type="float" office:value="1231">
            <text:p>1231</text:p>
          </table:table-cell>
          <table:table-cell table:number-columns-repeated="1011"/>
        </table:table-row>
        <table:table-row table:style-name="ro1">
          <table:table-cell/>
          <table:table-cell table:formula="of:=[.H16]/[.E16]" office:value-type="float" office:value="3.67241379310345">
            <text:p>3,67241379310345</text:p>
          </table:table-cell>
          <table:table-cell table:formula="of:=[.I16]/[.F16]" office:value-type="float" office:value="3.12909567496723">
            <text:p>3,12909567496723</text:p>
          </table:table-cell>
          <table:table-cell table:formula="of:=[.J16]/[.G16]" office:value-type="float" office:value="3.34235668789809">
            <text:p>3,34235668789809</text:p>
          </table:table-cell>
          <table:table-cell office:value-type="float" office:value="986">
            <text:p>986</text:p>
          </table:table-cell>
          <table:table-cell office:value-type="float" office:value="1526">
            <text:p>1526</text:p>
          </table:table-cell>
          <table:table-cell office:value-type="float" office:value="2512">
            <text:p>2512</text:p>
          </table:table-cell>
          <table:table-cell office:value-type="float" office:value="3621">
            <text:p>3621</text:p>
          </table:table-cell>
          <table:table-cell office:value-type="float" office:value="4775">
            <text:p>4775</text:p>
          </table:table-cell>
          <table:table-cell office:value-type="float" office:value="8396">
            <text:p>8396</text:p>
          </table:table-cell>
          <table:table-cell office:value-type="float" office:value="621">
            <text:p>621</text:p>
          </table:table-cell>
          <table:table-cell office:value-type="float" office:value="990">
            <text:p>990</text:p>
          </table:table-cell>
          <table:table-cell office:value-type="float" office:value="1611">
            <text:p>1611</text:p>
          </table:table-cell>
          <table:table-cell table:number-columns-repeated="1011"/>
        </table:table-row>
        <table:table-row table:style-name="ro1">
          <table:table-cell/>
          <table:table-cell table:formula="of:=[.H17]/[.E17]" office:value-type="float" office:value="3.55022156573117">
            <text:p>3,55022156573117</text:p>
          </table:table-cell>
          <table:table-cell table:formula="of:=[.I17]/[.F17]" office:value-type="float" office:value="3.47517321016166">
            <text:p>3,47517321016166</text:p>
          </table:table-cell>
          <table:table-cell table:formula="of:=[.J17]/[.G17]" office:value-type="float" office:value="3.50810110174984">
            <text:p>3,50810110174984</text:p>
          </table:table-cell>
          <table:table-cell office:value-type="float" office:value="1354">
            <text:p>1354</text:p>
          </table:table-cell>
          <table:table-cell office:value-type="float" office:value="1732">
            <text:p>1732</text:p>
          </table:table-cell>
          <table:table-cell office:value-type="float" office:value="3086">
            <text:p>3086</text:p>
          </table:table-cell>
          <table:table-cell office:value-type="float" office:value="4807">
            <text:p>4807</text:p>
          </table:table-cell>
          <table:table-cell office:value-type="float" office:value="6019">
            <text:p>6019</text:p>
          </table:table-cell>
          <table:table-cell office:value-type="float" office:value="10826">
            <text:p>10826</text:p>
          </table:table-cell>
          <table:table-cell office:value-type="float" office:value="760">
            <text:p>760</text:p>
          </table:table-cell>
          <table:table-cell office:value-type="float" office:value="1154">
            <text:p>1154</text:p>
          </table:table-cell>
          <table:table-cell office:value-type="float" office:value="1914">
            <text:p>1914</text:p>
          </table:table-cell>
          <table:table-cell table:number-columns-repeated="1011"/>
        </table:table-row>
        <table:table-row table:style-name="ro1">
          <table:table-cell office:value-type="string">
            <text:p>2005-jan</text:p>
          </table:table-cell>
          <table:table-cell table:formula="of:=[.H18]/[.E18]" office:value-type="float" office:value="4.18754473872584">
            <text:p>4,18754473872584</text:p>
          </table:table-cell>
          <table:table-cell table:formula="of:=[.I18]/[.F18]" office:value-type="float" office:value="3.67179741807349">
            <text:p>3,67179741807349</text:p>
          </table:table-cell>
          <table:table-cell table:formula="of:=[.J18]/[.G18]" office:value-type="float" office:value="3.8830255057168">
            <text:p>3,8830255057168</text:p>
          </table:table-cell>
          <table:table-cell office:value-type="float" office:value="1397">
            <text:p>1397</text:p>
          </table:table-cell>
          <table:table-cell office:value-type="float" office:value="2014">
            <text:p>2014</text:p>
          </table:table-cell>
          <table:table-cell office:value-type="float" office:value="3411">
            <text:p>3411</text:p>
          </table:table-cell>
          <table:table-cell office:value-type="float" office:value="5850">
            <text:p>5850</text:p>
          </table:table-cell>
          <table:table-cell office:value-type="float" office:value="7395">
            <text:p>7395</text:p>
          </table:table-cell>
          <table:table-cell office:value-type="float" office:value="13245">
            <text:p>13245</text:p>
          </table:table-cell>
          <table:table-cell office:value-type="float" office:value="845">
            <text:p>845</text:p>
          </table:table-cell>
          <table:table-cell office:value-type="float" office:value="1420">
            <text:p>1420</text:p>
          </table:table-cell>
          <table:table-cell office:value-type="float" office:value="2265">
            <text:p>2265</text:p>
          </table:table-cell>
          <table:table-cell table:number-columns-repeated="1011"/>
        </table:table-row>
        <table:table-row table:style-name="ro1">
          <table:table-cell/>
          <table:table-cell table:formula="of:=[.H19]/[.E19]" office:value-type="float" office:value="3.60904480135249">
            <text:p>3,60904480135249</text:p>
          </table:table-cell>
          <table:table-cell table:formula="of:=[.I19]/[.F19]" office:value-type="float" office:value="3.53399433427762">
            <text:p>3,53399433427762</text:p>
          </table:table-cell>
          <table:table-cell table:formula="of:=[.J19]/[.G19]" office:value-type="float" office:value="3.56820809248555">
            <text:p>3,56820809248555</text:p>
          </table:table-cell>
          <table:table-cell office:value-type="float" office:value="2366">
            <text:p>2366</text:p>
          </table:table-cell>
          <table:table-cell office:value-type="float" office:value="2824">
            <text:p>2824</text:p>
          </table:table-cell>
          <table:table-cell office:value-type="float" office:value="5190">
            <text:p>5190</text:p>
          </table:table-cell>
          <table:table-cell office:value-type="float" office:value="8539">
            <text:p>8539</text:p>
          </table:table-cell>
          <table:table-cell office:value-type="float" office:value="9980">
            <text:p>9980</text:p>
          </table:table-cell>
          <table:table-cell office:value-type="float" office:value="18519">
            <text:p>18519</text:p>
          </table:table-cell>
          <table:table-cell office:value-type="float" office:value="1311">
            <text:p>1311</text:p>
          </table:table-cell>
          <table:table-cell office:value-type="float" office:value="1910">
            <text:p>1910</text:p>
          </table:table-cell>
          <table:table-cell office:value-type="float" office:value="3221">
            <text:p>3221</text:p>
          </table:table-cell>
          <table:table-cell table:number-columns-repeated="1011"/>
        </table:table-row>
        <table:table-row table:style-name="ro1">
          <table:table-cell/>
          <table:table-cell table:formula="of:=[.H20]/[.E20]" office:value-type="float" office:value="3.55220017256255">
            <text:p>3,55220017256255</text:p>
          </table:table-cell>
          <table:table-cell table:formula="of:=[.I20]/[.F20]" office:value-type="float" office:value="3.42920585161964">
            <text:p>3,42920585161964</text:p>
          </table:table-cell>
          <table:table-cell table:formula="of:=[.J20]/[.G20]" office:value-type="float" office:value="3.48774811772758">
            <text:p>3,48774811772758</text:p>
          </table:table-cell>
          <table:table-cell office:value-type="float" office:value="3477">
            <text:p>3477</text:p>
          </table:table-cell>
          <table:table-cell office:value-type="float" office:value="3828">
            <text:p>3828</text:p>
          </table:table-cell>
          <table:table-cell office:value-type="float" office:value="7305">
            <text:p>7305</text:p>
          </table:table-cell>
          <table:table-cell office:value-type="float" office:value="12351">
            <text:p>12351</text:p>
          </table:table-cell>
          <table:table-cell office:value-type="float" office:value="13127">
            <text:p>13127</text:p>
          </table:table-cell>
          <table:table-cell office:value-type="float" office:value="25478">
            <text:p>25478</text:p>
          </table:table-cell>
          <table:table-cell office:value-type="float" office:value="1762">
            <text:p>1762</text:p>
          </table:table-cell>
          <table:table-cell office:value-type="float" office:value="2485">
            <text:p>2485</text:p>
          </table:table-cell>
          <table:table-cell office:value-type="float" office:value="4247">
            <text:p>4247</text:p>
          </table:table-cell>
          <table:table-cell table:number-columns-repeated="1011"/>
        </table:table-row>
        <table:table-row table:style-name="ro1">
          <table:table-cell/>
          <table:table-cell table:formula="of:=[.H21]/[.E21]" office:value-type="float" office:value="3.7557781201849">
            <text:p>3,7557781201849</text:p>
          </table:table-cell>
          <table:table-cell table:formula="of:=[.I21]/[.F21]" office:value-type="float" office:value="3.86239958538481">
            <text:p>3,86239958538481</text:p>
          </table:table-cell>
          <table:table-cell table:formula="of:=[.J21]/[.G21]" office:value-type="float" office:value="3.80884818779827">
            <text:p>3,80884818779827</text:p>
          </table:table-cell>
          <table:table-cell office:value-type="float" office:value="3894">
            <text:p>3894</text:p>
          </table:table-cell>
          <table:table-cell office:value-type="float" office:value="3859">
            <text:p>3859</text:p>
          </table:table-cell>
          <table:table-cell office:value-type="float" office:value="7753">
            <text:p>7753</text:p>
          </table:table-cell>
          <table:table-cell office:value-type="float" office:value="14625">
            <text:p>14625</text:p>
          </table:table-cell>
          <table:table-cell office:value-type="float" office:value="14905">
            <text:p>14905</text:p>
          </table:table-cell>
          <table:table-cell office:value-type="float" office:value="29530">
            <text:p>29530</text:p>
          </table:table-cell>
          <table:table-cell office:value-type="float" office:value="1906">
            <text:p>1906</text:p>
          </table:table-cell>
          <table:table-cell office:value-type="float" office:value="2791">
            <text:p>2791</text:p>
          </table:table-cell>
          <table:table-cell office:value-type="float" office:value="4697">
            <text:p>4697</text:p>
          </table:table-cell>
          <table:table-cell table:number-columns-repeated="3"/>
          <table:table-cell>
            <draw:frame table:end-cell-address="Ark1.X36" table:end-x="2.152cm" table:end-y="0.239cm" draw:z-index="1" draw:style-name="gr1" svg:width="17.888cm" svg:height="6.986cm" svg:x="0.071cm" svg:y="0.001cm">
              <draw:object draw:notify-on-update-of-ranges="Ark1.A2:Ark1.A38 Ark1.B1:Ark1.B1 Ark1.B2:Ark1.B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>
            <text:p>2006-jan</text:p>
          </table:table-cell>
          <table:table-cell table:formula="of:=[.H22]/[.E22]" office:value-type="float" office:value="3.29790596602134">
            <text:p>3,29790596602134</text:p>
          </table:table-cell>
          <table:table-cell table:formula="of:=[.I22]/[.F22]" office:value-type="float" office:value="3.45384615384615">
            <text:p>3,45384615384615</text:p>
          </table:table-cell>
          <table:table-cell table:formula="of:=[.J22]/[.G22]" office:value-type="float" office:value="3.36824983734548">
            <text:p>3,36824983734548</text:p>
          </table:table-cell>
          <table:table-cell office:value-type="float" office:value="7593">
            <text:p>7593</text:p>
          </table:table-cell>
          <table:table-cell office:value-type="float" office:value="6240">
            <text:p>6240</text:p>
          </table:table-cell>
          <table:table-cell office:value-type="float" office:value="13833">
            <text:p>13833</text:p>
          </table:table-cell>
          <table:table-cell office:value-type="float" office:value="25041">
            <text:p>25041</text:p>
          </table:table-cell>
          <table:table-cell office:value-type="float" office:value="21552">
            <text:p>21552</text:p>
          </table:table-cell>
          <table:table-cell office:value-type="float" office:value="46593">
            <text:p>46593</text:p>
          </table:table-cell>
          <table:table-cell office:value-type="float" office:value="3247">
            <text:p>3247</text:p>
          </table:table-cell>
          <table:table-cell office:value-type="float" office:value="3936">
            <text:p>3936</text:p>
          </table:table-cell>
          <table:table-cell office:value-type="float" office:value="7183">
            <text:p>7183</text:p>
          </table:table-cell>
          <table:table-cell table:number-columns-repeated="1011"/>
        </table:table-row>
        <table:table-row table:style-name="ro1">
          <table:table-cell/>
          <table:table-cell table:formula="of:=[.H23]/[.E23]" office:value-type="float" office:value="3.4997771339425">
            <text:p>3,4997771339425</text:p>
          </table:table-cell>
          <table:table-cell table:formula="of:=[.I23]/[.F23]" office:value-type="float" office:value="3.66000291842988">
            <text:p>3,66000291842988</text:p>
          </table:table-cell>
          <table:table-cell table:formula="of:=[.J23]/[.G23]" office:value-type="float" office:value="3.56915397738043">
            <text:p>3,56915397738043</text:p>
          </table:table-cell>
          <table:table-cell office:value-type="float" office:value="8974">
            <text:p>8974</text:p>
          </table:table-cell>
          <table:table-cell office:value-type="float" office:value="6853">
            <text:p>6853</text:p>
          </table:table-cell>
          <table:table-cell office:value-type="float" office:value="15827">
            <text:p>15827</text:p>
          </table:table-cell>
          <table:table-cell office:value-type="float" office:value="31407">
            <text:p>31407</text:p>
          </table:table-cell>
          <table:table-cell office:value-type="float" office:value="25082">
            <text:p>25082</text:p>
          </table:table-cell>
          <table:table-cell office:value-type="float" office:value="56489">
            <text:p>56489</text:p>
          </table:table-cell>
          <table:table-cell office:value-type="float" office:value="3471">
            <text:p>3471</text:p>
          </table:table-cell>
          <table:table-cell office:value-type="float" office:value="4065">
            <text:p>4065</text:p>
          </table:table-cell>
          <table:table-cell office:value-type="float" office:value="7536">
            <text:p>7536</text:p>
          </table:table-cell>
          <table:table-cell table:number-columns-repeated="1011"/>
        </table:table-row>
        <table:table-row table:style-name="ro1">
          <table:table-cell/>
          <table:table-cell table:formula="of:=[.H24]/[.E24]" office:value-type="float" office:value="3.45570759812748">
            <text:p>3,45570759812748</text:p>
          </table:table-cell>
          <table:table-cell table:formula="of:=[.I24]/[.F24]" office:value-type="float" office:value="3.75390079918813">
            <text:p>3,75390079918813</text:p>
          </table:table-cell>
          <table:table-cell table:formula="of:=[.J24]/[.G24]" office:value-type="float" office:value="3.57948501921963">
            <text:p>3,57948501921963</text:p>
          </table:table-cell>
          <table:table-cell office:value-type="float" office:value="11108">
            <text:p>11108</text:p>
          </table:table-cell>
          <table:table-cell office:value-type="float" office:value="7883">
            <text:p>7883</text:p>
          </table:table-cell>
          <table:table-cell office:value-type="float" office:value="18991">
            <text:p>18991</text:p>
          </table:table-cell>
          <table:table-cell office:value-type="float" office:value="38386">
            <text:p>38386</text:p>
          </table:table-cell>
          <table:table-cell office:value-type="float" office:value="29592">
            <text:p>29592</text:p>
          </table:table-cell>
          <table:table-cell office:value-type="float" office:value="67978">
            <text:p>67978</text:p>
          </table:table-cell>
          <table:table-cell office:value-type="float" office:value="4264">
            <text:p>4264</text:p>
          </table:table-cell>
          <table:table-cell office:value-type="float" office:value="4845">
            <text:p>4845</text:p>
          </table:table-cell>
          <table:table-cell office:value-type="float" office:value="9109">
            <text:p>9109</text:p>
          </table:table-cell>
          <table:table-cell table:number-columns-repeated="1011"/>
        </table:table-row>
        <table:table-row table:style-name="ro1">
          <table:table-cell/>
          <table:table-cell table:formula="of:=[.H25]/[.E25]" office:value-type="float" office:value="3.67568257208472">
            <text:p>3,67568257208472</text:p>
          </table:table-cell>
          <table:table-cell table:formula="of:=[.I25]/[.F25]" office:value-type="float" office:value="3.94019422074846">
            <text:p>3,94019422074846</text:p>
          </table:table-cell>
          <table:table-cell table:formula="of:=[.J25]/[.G25]" office:value-type="float" office:value="3.78624820553438">
            <text:p>3,78624820553438</text:p>
          </table:table-cell>
          <table:table-cell office:value-type="float" office:value="11757">
            <text:p>11757</text:p>
          </table:table-cell>
          <table:table-cell office:value-type="float" office:value="8444">
            <text:p>8444</text:p>
          </table:table-cell>
          <table:table-cell office:value-type="float" office:value="20201">
            <text:p>20201</text:p>
          </table:table-cell>
          <table:table-cell office:value-type="float" office:value="43215">
            <text:p>43215</text:p>
          </table:table-cell>
          <table:table-cell office:value-type="float" office:value="33271">
            <text:p>33271</text:p>
          </table:table-cell>
          <table:table-cell office:value-type="float" office:value="76486">
            <text:p>76486</text:p>
          </table:table-cell>
          <table:table-cell office:value-type="float" office:value="4309">
            <text:p>4309</text:p>
          </table:table-cell>
          <table:table-cell office:value-type="float" office:value="5314">
            <text:p>5314</text:p>
          </table:table-cell>
          <table:table-cell office:value-type="float" office:value="9623">
            <text:p>9623</text:p>
          </table:table-cell>
          <table:table-cell table:number-columns-repeated="1011"/>
        </table:table-row>
        <table:table-row table:style-name="ro1">
          <table:table-cell office:value-type="string">
            <text:p>2007-jan</text:p>
          </table:table-cell>
          <table:table-cell table:formula="of:=[.H26]/[.E26]" office:value-type="float" office:value="3.66717149862974">
            <text:p>3,66717149862974</text:p>
          </table:table-cell>
          <table:table-cell table:formula="of:=[.I26]/[.F26]" office:value-type="float" office:value="3.88179896213723">
            <text:p>3,88179896213723</text:p>
          </table:table-cell>
          <table:table-cell table:formula="of:=[.J26]/[.G26]" office:value-type="float" office:value="3.75918754119974">
            <text:p>3,75918754119974</text:p>
          </table:table-cell>
          <table:table-cell office:value-type="float" office:value="13866">
            <text:p>13866</text:p>
          </table:table-cell>
          <table:table-cell office:value-type="float" office:value="10406">
            <text:p>10406</text:p>
          </table:table-cell>
          <table:table-cell office:value-type="float" office:value="24272">
            <text:p>24272</text:p>
          </table:table-cell>
          <table:table-cell office:value-type="float" office:value="50849">
            <text:p>50849</text:p>
          </table:table-cell>
          <table:table-cell office:value-type="float" office:value="40394">
            <text:p>40394</text:p>
          </table:table-cell>
          <table:table-cell office:value-type="float" office:value="91243">
            <text:p>91243</text:p>
          </table:table-cell>
          <table:table-cell office:value-type="float" office:value="4985">
            <text:p>4985</text:p>
          </table:table-cell>
          <table:table-cell office:value-type="float" office:value="6148">
            <text:p>6148</text:p>
          </table:table-cell>
          <table:table-cell office:value-type="float" office:value="11133">
            <text:p>11133</text:p>
          </table:table-cell>
          <table:table-cell table:number-columns-repeated="1011"/>
        </table:table-row>
        <table:table-row table:style-name="ro1">
          <table:table-cell/>
          <table:table-cell table:formula="of:=[.H27]/[.E27]" office:value-type="float" office:value="3.80697959477972">
            <text:p>3,80697959477972</text:p>
          </table:table-cell>
          <table:table-cell table:formula="of:=[.I27]/[.F27]" office:value-type="float" office:value="4.05984095427435">
            <text:p>4,05984095427435</text:p>
          </table:table-cell>
          <table:table-cell table:formula="of:=[.J27]/[.G27]" office:value-type="float" office:value="3.91328513519161">
            <text:p>3,91328513519161</text:p>
          </table:table-cell>
          <table:table-cell office:value-type="float" office:value="13869">
            <text:p>13869</text:p>
          </table:table-cell>
          <table:table-cell office:value-type="float" office:value="10060">
            <text:p>10060</text:p>
          </table:table-cell>
          <table:table-cell office:value-type="float" office:value="23929">
            <text:p>23929</text:p>
          </table:table-cell>
          <table:table-cell office:value-type="float" office:value="52799">
            <text:p>52799</text:p>
          </table:table-cell>
          <table:table-cell office:value-type="float" office:value="40842">
            <text:p>40842</text:p>
          </table:table-cell>
          <table:table-cell office:value-type="float" office:value="93641">
            <text:p>93641</text:p>
          </table:table-cell>
          <table:table-cell office:value-type="float" office:value="5024">
            <text:p>5024</text:p>
          </table:table-cell>
          <table:table-cell office:value-type="float" office:value="6248">
            <text:p>6248</text:p>
          </table:table-cell>
          <table:table-cell office:value-type="float" office:value="11272">
            <text:p>11272</text:p>
          </table:table-cell>
          <table:table-cell table:number-columns-repeated="1011"/>
        </table:table-row>
        <table:table-row table:style-name="ro1">
          <table:table-cell/>
          <table:table-cell table:formula="of:=[.H28]/[.E28]" office:value-type="float" office:value="4.02515776906021">
            <text:p>4,02515776906021</text:p>
          </table:table-cell>
          <table:table-cell table:formula="of:=[.I28]/[.F28]" office:value-type="float" office:value="4.35042462845011">
            <text:p>4,35042462845011</text:p>
          </table:table-cell>
          <table:table-cell table:formula="of:=[.J28]/[.G28]" office:value-type="float" office:value="4.17005580251584">
            <text:p>4,17005580251584</text:p>
          </table:table-cell>
          <table:table-cell office:value-type="float" office:value="11726">
            <text:p>11726</text:p>
          </table:table-cell>
          <table:table-cell office:value-type="float" office:value="9420">
            <text:p>9420</text:p>
          </table:table-cell>
          <table:table-cell office:value-type="float" office:value="21146">
            <text:p>21146</text:p>
          </table:table-cell>
          <table:table-cell office:value-type="float" office:value="47199">
            <text:p>47199</text:p>
          </table:table-cell>
          <table:table-cell office:value-type="float" office:value="40981">
            <text:p>40981</text:p>
          </table:table-cell>
          <table:table-cell office:value-type="float" office:value="88180">
            <text:p>88180</text:p>
          </table:table-cell>
          <table:table-cell office:value-type="float" office:value="4647">
            <text:p>4647</text:p>
          </table:table-cell>
          <table:table-cell office:value-type="float" office:value="6442">
            <text:p>6442</text:p>
          </table:table-cell>
          <table:table-cell office:value-type="float" office:value="11089">
            <text:p>11089</text:p>
          </table:table-cell>
          <table:table-cell table:number-columns-repeated="1011"/>
        </table:table-row>
        <table:table-row table:style-name="ro1">
          <table:table-cell/>
          <table:table-cell table:formula="of:=[.H29]/[.E29]" office:value-type="float" office:value="4.1164583887264">
            <text:p>4,1164583887264</text:p>
          </table:table-cell>
          <table:table-cell table:formula="of:=[.I29]/[.F29]" office:value-type="float" office:value="4.42380952380952">
            <text:p>4,42380952380952</text:p>
          </table:table-cell>
          <table:table-cell table:formula="of:=[.J29]/[.G29]" office:value-type="float" office:value="4.25822470515208">
            <text:p>4,25822470515208</text:p>
          </table:table-cell>
          <table:table-cell office:value-type="float" office:value="11283">
            <text:p>11283</text:p>
          </table:table-cell>
          <table:table-cell office:value-type="float" office:value="9660">
            <text:p>9660</text:p>
          </table:table-cell>
          <table:table-cell office:value-type="float" office:value="20943">
            <text:p>20943</text:p>
          </table:table-cell>
          <table:table-cell office:value-type="float" office:value="46446">
            <text:p>46446</text:p>
          </table:table-cell>
          <table:table-cell office:value-type="float" office:value="42734">
            <text:p>42734</text:p>
          </table:table-cell>
          <table:table-cell office:value-type="float" office:value="89180">
            <text:p>89180</text:p>
          </table:table-cell>
          <table:table-cell office:value-type="float" office:value="4401">
            <text:p>4401</text:p>
          </table:table-cell>
          <table:table-cell office:value-type="float" office:value="6427">
            <text:p>6427</text:p>
          </table:table-cell>
          <table:table-cell office:value-type="float" office:value="10828">
            <text:p>10828</text:p>
          </table:table-cell>
          <table:table-cell table:number-columns-repeated="1011"/>
        </table:table-row>
        <table:table-row table:style-name="ro1">
          <table:table-cell office:value-type="string">
            <text:p>2008-jan</text:p>
          </table:table-cell>
          <table:table-cell table:formula="of:=[.H30]/[.E30]" office:value-type="float" office:value="4.24119935477749">
            <text:p>4,24119935477749</text:p>
          </table:table-cell>
          <table:table-cell table:formula="of:=[.I30]/[.F30]" office:value-type="float" office:value="4.28855086984243">
            <text:p>4,28855086984243</text:p>
          </table:table-cell>
          <table:table-cell table:formula="of:=[.J30]/[.G30]" office:value-type="float" office:value="4.26535923412957">
            <text:p>4,26535923412957</text:p>
          </table:table-cell>
          <table:table-cell office:value-type="float" office:value="10539">
            <text:p>10539</text:p>
          </table:table-cell>
          <table:table-cell office:value-type="float" office:value="10979">
            <text:p>10979</text:p>
          </table:table-cell>
          <table:table-cell office:value-type="float" office:value="21518">
            <text:p>21518</text:p>
          </table:table-cell>
          <table:table-cell office:value-type="float" office:value="44698">
            <text:p>44698</text:p>
          </table:table-cell>
          <table:table-cell office:value-type="float" office:value="47084">
            <text:p>47084</text:p>
          </table:table-cell>
          <table:table-cell office:value-type="float" office:value="91782">
            <text:p>91782</text:p>
          </table:table-cell>
          <table:table-cell office:value-type="float" office:value="4444">
            <text:p>4444</text:p>
          </table:table-cell>
          <table:table-cell office:value-type="float" office:value="7057">
            <text:p>7057</text:p>
          </table:table-cell>
          <table:table-cell office:value-type="float" office:value="11501">
            <text:p>11501</text:p>
          </table:table-cell>
          <table:table-cell table:number-columns-repeated="1011"/>
        </table:table-row>
        <table:table-row table:style-name="ro1">
          <table:table-cell/>
          <table:table-cell table:formula="of:=[.H31]/[.E31]" office:value-type="float" office:value="4.15504087193461">
            <text:p>4,15504087193461</text:p>
          </table:table-cell>
          <table:table-cell table:formula="of:=[.I31]/[.F31]" office:value-type="float" office:value="4.57103064066852">
            <text:p>4,57103064066852</text:p>
          </table:table-cell>
          <table:table-cell table:formula="of:=[.J31]/[.G31]" office:value-type="float" office:value="4.34980437617737">
            <text:p>4,34980437617737</text:p>
          </table:table-cell>
          <table:table-cell office:value-type="float" office:value="11010">
            <text:p>11010</text:p>
          </table:table-cell>
          <table:table-cell office:value-type="float" office:value="9693">
            <text:p>9693</text:p>
          </table:table-cell>
          <table:table-cell office:value-type="float" office:value="20703">
            <text:p>20703</text:p>
          </table:table-cell>
          <table:table-cell office:value-type="float" office:value="45747">
            <text:p>45747</text:p>
          </table:table-cell>
          <table:table-cell office:value-type="float" office:value="44307">
            <text:p>44307</text:p>
          </table:table-cell>
          <table:table-cell office:value-type="float" office:value="90054">
            <text:p>90054</text:p>
          </table:table-cell>
          <table:table-cell office:value-type="float" office:value="4372">
            <text:p>4372</text:p>
          </table:table-cell>
          <table:table-cell office:value-type="float" office:value="6456">
            <text:p>6456</text:p>
          </table:table-cell>
          <table:table-cell office:value-type="float" office:value="10828">
            <text:p>10828</text:p>
          </table:table-cell>
          <table:table-cell table:number-columns-repeated="1011"/>
        </table:table-row>
        <table:table-row table:style-name="ro1">
          <table:table-cell/>
          <table:table-cell table:formula="of:=[.H32]/[.E32]" office:value-type="float" office:value="4.24997488194514">
            <text:p>4,24997488194514</text:p>
          </table:table-cell>
          <table:table-cell table:formula="of:=[.I32]/[.F32]" office:value-type="float" office:value="4.52217984745082">
            <text:p>4,52217984745082</text:p>
          </table:table-cell>
          <table:table-cell table:formula="of:=[.J32]/[.G32]" office:value-type="float" office:value="4.386152533012">
            <text:p>4,386152533012</text:p>
          </table:table-cell>
          <table:table-cell office:value-type="float" office:value="9953">
            <text:p>9953</text:p>
          </table:table-cell>
          <table:table-cell office:value-type="float" office:value="9964">
            <text:p>9964</text:p>
          </table:table-cell>
          <table:table-cell office:value-type="float" office:value="19917">
            <text:p>19917</text:p>
          </table:table-cell>
          <table:table-cell office:value-type="float" office:value="42300">
            <text:p>42300</text:p>
          </table:table-cell>
          <table:table-cell office:value-type="float" office:value="45059">
            <text:p>45059</text:p>
          </table:table-cell>
          <table:table-cell office:value-type="float" office:value="87359">
            <text:p>87359</text:p>
          </table:table-cell>
          <table:table-cell office:value-type="float" office:value="4245">
            <text:p>4245</text:p>
          </table:table-cell>
          <table:table-cell office:value-type="float" office:value="6797">
            <text:p>6797</text:p>
          </table:table-cell>
          <table:table-cell office:value-type="float" office:value="11042">
            <text:p>11042</text:p>
          </table:table-cell>
          <table:table-cell table:number-columns-repeated="1011"/>
        </table:table-row>
        <table:table-row table:style-name="ro1">
          <table:table-cell/>
          <table:table-cell table:formula="of:=[.H33]/[.E33]" office:value-type="float" office:value="4.31483204134367">
            <text:p>4,31483204134367</text:p>
          </table:table-cell>
          <table:table-cell table:formula="of:=[.I33]/[.F33]" office:value-type="float" office:value="4.74104509060261">
            <text:p>4,74104509060261</text:p>
          </table:table-cell>
          <table:table-cell table:formula="of:=[.J33]/[.G33]" office:value-type="float" office:value="4.52590389732352">
            <text:p>4,52590389732352</text:p>
          </table:table-cell>
          <table:table-cell office:value-type="float" office:value="9675">
            <text:p>9675</text:p>
          </table:table-cell>
          <table:table-cell office:value-type="float" office:value="9492">
            <text:p>9492</text:p>
          </table:table-cell>
          <table:table-cell office:value-type="float" office:value="19167">
            <text:p>19167</text:p>
          </table:table-cell>
          <table:table-cell office:value-type="float" office:value="41746">
            <text:p>41746</text:p>
          </table:table-cell>
          <table:table-cell office:value-type="float" office:value="45002">
            <text:p>45002</text:p>
          </table:table-cell>
          <table:table-cell office:value-type="float" office:value="86748">
            <text:p>86748</text:p>
          </table:table-cell>
          <table:table-cell office:value-type="float" office:value="4142">
            <text:p>4142</text:p>
          </table:table-cell>
          <table:table-cell office:value-type="float" office:value="6579">
            <text:p>6579</text:p>
          </table:table-cell>
          <table:table-cell office:value-type="float" office:value="10721">
            <text:p>10721</text:p>
          </table:table-cell>
          <table:table-cell table:number-columns-repeated="1011"/>
        </table:table-row>
        <table:table-row table:style-name="ro1">
          <table:table-cell office:value-type="string">
            <text:p>2009-jan</text:p>
          </table:table-cell>
          <table:table-cell table:formula="of:=[.H34]/[.E34]" office:value-type="float" office:value="4.42790164617629">
            <text:p>4,42790164617629</text:p>
          </table:table-cell>
          <table:table-cell table:formula="of:=[.I34]/[.F34]" office:value-type="float" office:value="4.55291902071563">
            <text:p>4,55291902071563</text:p>
          </table:table-cell>
          <table:table-cell table:formula="of:=[.J34]/[.G34]" office:value-type="float" office:value="4.49357008606193">
            <text:p>4,49357008606193</text:p>
          </table:table-cell>
          <table:table-cell office:value-type="float" office:value="9598">
            <text:p>9598</text:p>
          </table:table-cell>
          <table:table-cell office:value-type="float" office:value="10620">
            <text:p>10620</text:p>
          </table:table-cell>
          <table:table-cell office:value-type="float" office:value="20218">
            <text:p>20218</text:p>
          </table:table-cell>
          <table:table-cell office:value-type="float" office:value="42499">
            <text:p>42499</text:p>
          </table:table-cell>
          <table:table-cell office:value-type="float" office:value="48352">
            <text:p>48352</text:p>
          </table:table-cell>
          <table:table-cell office:value-type="float" office:value="90851">
            <text:p>90851</text:p>
          </table:table-cell>
          <table:table-cell office:value-type="float" office:value="4263">
            <text:p>4263</text:p>
          </table:table-cell>
          <table:table-cell office:value-type="float" office:value="7093">
            <text:p>7093</text:p>
          </table:table-cell>
          <table:table-cell office:value-type="float" office:value="11356">
            <text:p>11356</text:p>
          </table:table-cell>
          <table:table-cell table:number-columns-repeated="1011"/>
        </table:table-row>
        <table:table-row table:style-name="ro1">
          <table:table-cell/>
          <table:table-cell table:formula="of:=[.H35]/[.E35]" office:value-type="float" office:value="4.42146341463415">
            <text:p>4,42146341463415</text:p>
          </table:table-cell>
          <table:table-cell table:formula="of:=[.I35]/[.F35]" office:value-type="float" office:value="4.83464149342384">
            <text:p>4,83464149342384</text:p>
          </table:table-cell>
          <table:table-cell table:formula="of:=[.J35]/[.G35]" office:value-type="float" office:value="4.63030075591058">
            <text:p>4,63030075591058</text:p>
          </table:table-cell>
          <table:table-cell office:value-type="float" office:value="9225">
            <text:p>9225</text:p>
          </table:table-cell>
          <table:table-cell office:value-type="float" office:value="9428">
            <text:p>9428</text:p>
          </table:table-cell>
          <table:table-cell office:value-type="float" office:value="18653">
            <text:p>18653</text:p>
          </table:table-cell>
          <table:table-cell office:value-type="float" office:value="40788">
            <text:p>40788</text:p>
          </table:table-cell>
          <table:table-cell office:value-type="float" office:value="45581">
            <text:p>45581</text:p>
          </table:table-cell>
          <table:table-cell office:value-type="float" office:value="86369">
            <text:p>86369</text:p>
          </table:table-cell>
          <table:table-cell office:value-type="float" office:value="4011">
            <text:p>4011</text:p>
          </table:table-cell>
          <table:table-cell office:value-type="float" office:value="6700">
            <text:p>6700</text:p>
          </table:table-cell>
          <table:table-cell office:value-type="float" office:value="10711">
            <text:p>10711</text:p>
          </table:table-cell>
          <table:table-cell table:number-columns-repeated="1011"/>
        </table:table-row>
        <table:table-row table:style-name="ro1">
          <table:table-cell/>
          <table:table-cell table:formula="of:=[.H36]/[.E36]" office:value-type="float" office:value="4.34042553191489">
            <text:p>4,34042553191489</text:p>
          </table:table-cell>
          <table:table-cell table:formula="of:=[.I36]/[.F36]" office:value-type="float" office:value="4.77356391585761">
            <text:p>4,77356391585761</text:p>
          </table:table-cell>
          <table:table-cell table:formula="of:=[.J36]/[.G36]" office:value-type="float" office:value="4.56410925993628">
            <text:p>4,56410925993628</text:p>
          </table:table-cell>
          <table:table-cell office:value-type="float" office:value="9259">
            <text:p>9259</text:p>
          </table:table-cell>
          <table:table-cell office:value-type="float" office:value="9888">
            <text:p>9888</text:p>
          </table:table-cell>
          <table:table-cell office:value-type="float" office:value="19147">
            <text:p>19147</text:p>
          </table:table-cell>
          <table:table-cell office:value-type="float" office:value="40188">
            <text:p>40188</text:p>
          </table:table-cell>
          <table:table-cell office:value-type="float" office:value="47201">
            <text:p>47201</text:p>
          </table:table-cell>
          <table:table-cell office:value-type="float" office:value="87389">
            <text:p>87389</text:p>
          </table:table-cell>
          <table:table-cell office:value-type="float" office:value="3911">
            <text:p>3911</text:p>
          </table:table-cell>
          <table:table-cell office:value-type="float" office:value="6893">
            <text:p>6893</text:p>
          </table:table-cell>
          <table:table-cell office:value-type="float" office:value="10804">
            <text:p>10804</text:p>
          </table:table-cell>
          <table:table-cell table:number-columns-repeated="1011"/>
        </table:table-row>
        <table:table-row table:style-name="ro1">
          <table:table-cell/>
          <table:table-cell table:formula="of:=[.H37]/[.E37]" office:value-type="float" office:value="4.50016966406515">
            <text:p>4,50016966406515</text:p>
          </table:table-cell>
          <table:table-cell table:formula="of:=[.I37]/[.F37]" office:value-type="float" office:value="4.93867676448932">
            <text:p>4,93867676448932</text:p>
          </table:table-cell>
          <table:table-cell table:formula="of:=[.J37]/[.G37]" office:value-type="float" office:value="4.72738173097885">
            <text:p>4,72738173097885</text:p>
          </table:table-cell>
          <table:table-cell office:value-type="float" office:value="8841">
            <text:p>8841</text:p>
          </table:table-cell>
          <table:table-cell office:value-type="float" office:value="9507">
            <text:p>9507</text:p>
          </table:table-cell>
          <table:table-cell office:value-type="float" office:value="18348">
            <text:p>18348</text:p>
          </table:table-cell>
          <table:table-cell office:value-type="float" office:value="39786">
            <text:p>39786</text:p>
          </table:table-cell>
          <table:table-cell office:value-type="float" office:value="46952">
            <text:p>46952</text:p>
          </table:table-cell>
          <table:table-cell office:value-type="float" office:value="86738">
            <text:p>86738</text:p>
          </table:table-cell>
          <table:table-cell office:value-type="float" office:value="3877">
            <text:p>3877</text:p>
          </table:table-cell>
          <table:table-cell office:value-type="float" office:value="6925">
            <text:p>6925</text:p>
          </table:table-cell>
          <table:table-cell office:value-type="float" office:value="10802">
            <text:p>10802</text:p>
          </table:table-cell>
          <table:table-cell table:number-columns-repeated="1011"/>
        </table:table-row>
        <table:table-row table:style-name="ro1">
          <table:table-cell office:value-type="string">
            <text:p>2010-jan</text:p>
          </table:table-cell>
          <table:table-cell table:formula="of:=[.H38]/[.E38]" office:value-type="float" office:value="5.01787276590426">
            <text:p>5,01787276590426</text:p>
          </table:table-cell>
          <table:table-cell table:formula="of:=[.I38]/[.F38]" office:value-type="float" office:value="4.90520823267949">
            <text:p>4,90520823267949</text:p>
          </table:table-cell>
          <table:table-cell table:formula="of:=[.J38]/[.G38]" office:value-type="float" office:value="4.95433242506812">
            <text:p>4,95433242506812</text:p>
          </table:table-cell>
          <table:table-cell office:value-type="float" office:value="8001">
            <text:p>8001</text:p>
          </table:table-cell>
          <table:table-cell office:value-type="float" office:value="10349">
            <text:p>10349</text:p>
          </table:table-cell>
          <table:table-cell office:value-type="float" office:value="18350">
            <text:p>18350</text:p>
          </table:table-cell>
          <table:table-cell office:value-type="float" office:value="40148">
            <text:p>40148</text:p>
          </table:table-cell>
          <table:table-cell office:value-type="float" office:value="50764">
            <text:p>50764</text:p>
          </table:table-cell>
          <table:table-cell office:value-type="float" office:value="90912">
            <text:p>90912</text:p>
          </table:table-cell>
          <table:table-cell office:value-type="float" office:value="4007">
            <text:p>4007</text:p>
          </table:table-cell>
          <table:table-cell office:value-type="float" office:value="7426">
            <text:p>7426</text:p>
          </table:table-cell>
          <table:table-cell office:value-type="float" office:value="11433">
            <text:p>11433</text:p>
          </table:table-cell>
          <table:table-cell table:number-columns-repeated="3"/>
          <table:table-cell>
            <draw:frame table:end-cell-address="Ark1.X53" table:end-x="2.211cm" table:end-y="0.238cm" draw:z-index="2" draw:style-name="gr1" svg:width="17.943cm" svg:height="6.986cm" svg:x="0.075cm" svg:y="0cm">
              <draw:object draw:notify-on-update-of-ranges="Ark1.A2:Ark1.A38 Ark1.B1:Ark1.B1 Ark1.B2:Ark1.B38 Ark1.C1:Ark1.C1 Ark1.C2:Ark1.C38 Ark1.D1:Ark1.D1 Ark1.D2:Ark1.D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nb" fo:country="NO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.04.2010</text:date>, <text:time>00:24:2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26T00:24:25</dc:date>
    <dc:creator>John Blad</dc:creator>
    <meta:document-statistic meta:table-count="1" meta:cell-count="463" meta:object-count="3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808cm" svg:height="6.987cm" xlink:href=".." chart:class="chart:line" chart:style-name="ch1">
        <chart:title svg:x="5.768cm" svg:y="0.14cm" chart:style-name="ch2">
          <text:p>Wikipedia, engelsk vs the world</text:p>
        </chart:title>
        <chart:subtitle svg:x="7.091cm" svg:y="0.782cm" chart:style-name="ch3">
          <text:p>Nye og faste brukere</text:p>
        </chart:subtitle>
        <chart:legend chart:legend-position="end" svg:x="14.871cm" svg:y="1.711cm" chart:style-name="ch4"/>
        <chart:plot-area chart:style-name="ch5" table:cell-range-address="Ark1.A2:Ark1.A38 Ark1.E1:Ark1.M38" chart:data-source-has-labels="both" svg:x="0.511cm" svg:y="1.372cm" svg:width="14.005cm" svg:height="5.399cm">
          <chart:axis chart:dimension="x" chart:name="primary-x" chart:style-name="ch6">
            <chart:title svg:x="7.296cm" svg:y="6.338cm" chart:style-name="ch7">
              <text:p>Måned</text:p>
            </chart:title>
            <chart:categories table:cell-range-address="Ark1.A2:Ark1.A38"/>
          </chart:axis>
          <chart:axis chart:dimension="y" chart:name="primary-y" chart:style-name="ch6">
            <chart:title svg:x="0.357cm" svg:y="4.195cm" chart:style-name="ch8">
              <text:p>Antall</text:p>
            </chart:title>
            <chart:grid chart:style-name="ch9" chart:class="major"/>
          </chart:axis>
          <chart:series chart:style-name="ch10" chart:values-cell-range-address="Ark1.E2:Ark1.E38" chart:label-cell-address="Ark1.E1:Ark1.E1" chart:class="chart:line">
            <chart:data-point chart:repeated="37"/>
          </chart:series>
          <chart:series chart:style-name="ch11" chart:values-cell-range-address="Ark1.F2:Ark1.F38" chart:label-cell-address="Ark1.F1:Ark1.F1" chart:class="chart:line">
            <chart:data-point chart:repeated="37"/>
          </chart:series>
          <chart:series chart:style-name="ch12" chart:values-cell-range-address="Ark1.G2:Ark1.G38" chart:label-cell-address="Ark1.G1:Ark1.G1" chart:class="chart:line">
            <chart:data-point chart:repeated="37"/>
          </chart:series>
          <chart:series chart:style-name="ch13" chart:values-cell-range-address="Ark1.H2:Ark1.H38" chart:label-cell-address="Ark1.H1:Ark1.H1" chart:class="chart:line">
            <chart:data-point chart:repeated="37"/>
          </chart:series>
          <chart:series chart:style-name="ch14" chart:values-cell-range-address="Ark1.I2:Ark1.I38" chart:label-cell-address="Ark1.I1:Ark1.I1" chart:class="chart:line">
            <chart:data-point chart:repeated="37"/>
          </chart:series>
          <chart:series chart:style-name="ch15" chart:values-cell-range-address="Ark1.J2:Ark1.J38" chart:label-cell-address="Ark1.J1:Ark1.J1" chart:class="chart:line">
            <chart:data-point chart:repeated="37"/>
          </chart:series>
          <chart:series chart:style-name="ch16" chart:values-cell-range-address="Ark1.K2:Ark1.K38" chart:label-cell-address="Ark1.K1:Ark1.K1" chart:class="chart:line">
            <chart:data-point chart:repeated="37"/>
          </chart:series>
          <chart:series chart:style-name="ch17" chart:values-cell-range-address="Ark1.L2:Ark1.L38" chart:label-cell-address="Ark1.L1:Ark1.L1" chart:class="chart:line">
            <chart:data-point chart:repeated="37"/>
          </chart:series>
          <chart:series chart:style-name="ch18" chart:values-cell-range-address="Ark1.M2:Ark1.M38" chart:label-cell-address="Ark1.M1:Ark1.M1" chart:class="chart:line"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E1:Ark1.E1">Nye (engelsk)</text:p>
              </table:table-cell>
              <table:table-cell office:value-type="string">
                <text:p text:id="Ark1.F1:Ark1.F1">Nye (andre)</text:p>
              </table:table-cell>
              <table:table-cell office:value-type="string">
                <text:p text:id="Ark1.G1:Ark1.G1">Nye (alle)</text:p>
              </table:table-cell>
              <table:table-cell office:value-type="string">
                <text:p text:id="Ark1.H1:Ark1.H1">&gt;5 (engelsk)</text:p>
              </table:table-cell>
              <table:table-cell office:value-type="string">
                <text:p text:id="Ark1.I1:Ark1.I1">&gt;5 (andre)</text:p>
              </table:table-cell>
              <table:table-cell office:value-type="string">
                <text:p text:id="Ark1.J1:Ark1.J1">&gt;5 (alle)</text:p>
              </table:table-cell>
              <table:table-cell office:value-type="string">
                <text:p text:id="Ark1.K1:Ark1.K1">&gt;100 (engelsk)</text:p>
              </table:table-cell>
              <table:table-cell office:value-type="string">
                <text:p text:id="Ark1.L1:Ark1.L1">&gt;100 (andre)</text:p>
              </table:table-cell>
              <table:table-cell office:value-type="string">
                <text:p text:id="Ark1.M1:Ark1.M1">&gt;100 (alle)</text:p>
              </table:table-cell>
            </table:table-row>
          </table:table-header-rows>
          <table:table-rows>
            <table:table-row>
              <table:table-cell office:value-type="string">
                <text:p text:id="Ark1.A2:Ark1.A38">2001-jan</text:p>
              </table:table-cell>
              <table:table-cell office:value-type="float" office:value="7">
                <text:p text:id="Ark1.E2:Ark1.E38">7</text:p>
              </table:table-cell>
              <table:table-cell office:value-type="float" office:value="0">
                <text:p text:id="Ark1.F2:Ark1.F38">0</text:p>
              </table:table-cell>
              <table:table-cell office:value-type="float" office:value="7">
                <text:p text:id="Ark1.G2:Ark1.G38">7</text:p>
              </table:table-cell>
              <table:table-cell office:value-type="float" office:value="9">
                <text:p text:id="Ark1.H2:Ark1.H38">9</text:p>
              </table:table-cell>
              <table:table-cell office:value-type="float" office:value="0">
                <text:p text:id="Ark1.I2:Ark1.I38">0</text:p>
              </table:table-cell>
              <table:table-cell office:value-type="float" office:value="9">
                <text:p text:id="Ark1.J2:Ark1.J38">9</text:p>
              </table:table-cell>
              <table:table-cell office:value-type="float" office:value="1.#NAN">
                <text:p text:id="Ark1.K2:Ark1.K38">1.#NAN</text:p>
              </table:table-cell>
              <table:table-cell office:value-type="float" office:value="0">
                <text:p text:id="Ark1.L2:Ark1.L38">0</text:p>
              </table:table-cell>
              <table:table-cell office:value-type="float" office:value="1.#NAN">
                <text:p text:id="Ark1.M2:Ark1.M38"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18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2-jan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204">
                <text:p>20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59">
                <text:p>59</text:p>
              </table:table-cell>
              <table:table-cell office:value-type="float" office:value="199">
                <text:p>199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203">
                <text:p>203</text:p>
              </table:table-cell>
              <table:table-cell office:value-type="float" office:value="77">
                <text:p>77</text:p>
              </table:table-cell>
              <table:table-cell office:value-type="float" office:value="280">
                <text:p>280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78">
                <text:p>78</text:p>
              </table:table-cell>
              <table:table-cell office:value-type="float" office:value="187">
                <text:p>187</text:p>
              </table:table-cell>
              <table:table-cell office:value-type="float" office:value="324">
                <text:p>324</text:p>
              </table:table-cell>
              <table:table-cell office:value-type="float" office:value="183">
                <text:p>183</text:p>
              </table:table-cell>
              <table:table-cell office:value-type="float" office:value="507">
                <text:p>507</text:p>
              </table:table-cell>
              <table:table-cell office:value-type="float" office:value="99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03-jan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14">
                <text:p>314</text:p>
              </table:table-cell>
              <table:table-cell office:value-type="float" office:value="494">
                <text:p>494</text:p>
              </table:table-cell>
              <table:table-cell office:value-type="float" office:value="345">
                <text:p>345</text:p>
              </table:table-cell>
              <table:table-cell office:value-type="float" office:value="839">
                <text:p>839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502">
                <text:p>502</text:p>
              </table:table-cell>
              <table:table-cell office:value-type="float" office:value="370">
                <text:p>370</text:p>
              </table:table-cell>
              <table:table-cell office:value-type="float" office:value="872">
                <text:p>872</text:p>
              </table:table-cell>
              <table:table-cell office:value-type="float" office:value="121">
                <text:p>121</text:p>
              </table:table-cell>
              <table:table-cell office:value-type="float" office:value="86">
                <text:p>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516">
                <text:p>516</text:p>
              </table:table-cell>
              <table:table-cell office:value-type="float" office:value="858">
                <text:p>858</text:p>
              </table:table-cell>
              <table:table-cell office:value-type="float" office:value="731">
                <text:p>731</text:p>
              </table:table-cell>
              <table:table-cell office:value-type="float" office:value="1589">
                <text:p>1589</text:p>
              </table:table-cell>
              <table:table-cell office:value-type="float" office:value="163">
                <text:p>163</text:p>
              </table:table-cell>
              <table:table-cell office:value-type="float" office:value="158">
                <text:p>15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">
                <text:p>326</text:p>
              </table:table-cell>
              <table:table-cell office:value-type="float" office:value="285">
                <text:p>285</text:p>
              </table:table-cell>
              <table:table-cell office:value-type="float" office:value="611">
                <text:p>611</text:p>
              </table:table-cell>
              <table:table-cell office:value-type="float" office:value="1115">
                <text:p>1115</text:p>
              </table:table-cell>
              <table:table-cell office:value-type="float" office:value="972">
                <text:p>972</text:p>
              </table:table-cell>
              <table:table-cell office:value-type="float" office:value="2087">
                <text:p>2087</text:p>
              </table:table-cell>
              <table:table-cell office:value-type="float" office:value="194">
                <text:p>194</text:p>
              </table:table-cell>
              <table:table-cell office:value-type="float" office:value="216">
                <text:p>21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04-jan</text:p>
              </table:table-cell>
              <table:table-cell office:value-type="float" office:value="387">
                <text:p>387</text:p>
              </table:table-cell>
              <table:table-cell office:value-type="float" office:value="557">
                <text:p>557</text:p>
              </table:table-cell>
              <table:table-cell office:value-type="float" office:value="944">
                <text:p>944</text:p>
              </table:table-cell>
              <table:table-cell office:value-type="float" office:value="1485">
                <text:p>1485</text:p>
              </table:table-cell>
              <table:table-cell office:value-type="float" office:value="1704">
                <text:p>1704</text:p>
              </table:table-cell>
              <table:table-cell office:value-type="float" office:value="3189">
                <text:p>3189</text:p>
              </table:table-cell>
              <table:table-cell office:value-type="float" office:value="285">
                <text:p>285</text:p>
              </table:table-cell>
              <table:table-cell office:value-type="float" office:value="389">
                <text:p>38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  <table:table-cell office:value-type="float" office:value="1123">
                <text:p>1123</text:p>
              </table:table-cell>
              <table:table-cell office:value-type="float" office:value="1846">
                <text:p>1846</text:p>
              </table:table-cell>
              <table:table-cell office:value-type="float" office:value="2694">
                <text:p>2694</text:p>
              </table:table-cell>
              <table:table-cell office:value-type="float" office:value="3650">
                <text:p>3650</text:p>
              </table:table-cell>
              <table:table-cell office:value-type="float" office:value="6344">
                <text:p>6344</text:p>
              </table:table-cell>
              <table:table-cell office:value-type="float" office:value="492">
                <text:p>492</text:p>
              </table:table-cell>
              <table:table-cell office:value-type="float" office:value="739">
                <text:p>73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">
                <text:p>986</text:p>
              </table:table-cell>
              <table:table-cell office:value-type="float" office:value="1526">
                <text:p>1526</text:p>
              </table:table-cell>
              <table:table-cell office:value-type="float" office:value="2512">
                <text:p>2512</text:p>
              </table:table-cell>
              <table:table-cell office:value-type="float" office:value="3621">
                <text:p>3621</text:p>
              </table:table-cell>
              <table:table-cell office:value-type="float" office:value="4775">
                <text:p>4775</text:p>
              </table:table-cell>
              <table:table-cell office:value-type="float" office:value="8396">
                <text:p>8396</text:p>
              </table:table-cell>
              <table:table-cell office:value-type="float" office:value="621">
                <text:p>621</text:p>
              </table:table-cell>
              <table:table-cell office:value-type="float" office:value="990">
                <text:p>99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4">
                <text:p>1354</text:p>
              </table:table-cell>
              <table:table-cell office:value-type="float" office:value="1732">
                <text:p>1732</text:p>
              </table:table-cell>
              <table:table-cell office:value-type="float" office:value="3086">
                <text:p>3086</text:p>
              </table:table-cell>
              <table:table-cell office:value-type="float" office:value="4807">
                <text:p>4807</text:p>
              </table:table-cell>
              <table:table-cell office:value-type="float" office:value="6019">
                <text:p>6019</text:p>
              </table:table-cell>
              <table:table-cell office:value-type="float" office:value="10826">
                <text:p>10826</text:p>
              </table:table-cell>
              <table:table-cell office:value-type="float" office:value="760">
                <text:p>760</text:p>
              </table:table-cell>
              <table:table-cell office:value-type="float" office:value="1154">
                <text:p>1154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005-jan</text:p>
              </table:table-cell>
              <table:table-cell office:value-type="float" office:value="1397">
                <text:p>1397</text:p>
              </table:table-cell>
              <table:table-cell office:value-type="float" office:value="2014">
                <text:p>2014</text:p>
              </table:table-cell>
              <table:table-cell office:value-type="float" office:value="3411">
                <text:p>3411</text:p>
              </table:table-cell>
              <table:table-cell office:value-type="float" office:value="5850">
                <text:p>5850</text:p>
              </table:table-cell>
              <table:table-cell office:value-type="float" office:value="7395">
                <text:p>7395</text:p>
              </table:table-cell>
              <table:table-cell office:value-type="float" office:value="13245">
                <text:p>13245</text:p>
              </table:table-cell>
              <table:table-cell office:value-type="float" office:value="845">
                <text:p>845</text:p>
              </table:table-cell>
              <table:table-cell office:value-type="float" office:value="1420">
                <text:p>1420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6">
                <text:p>2366</text:p>
              </table:table-cell>
              <table:table-cell office:value-type="float" office:value="2824">
                <text:p>2824</text:p>
              </table:table-cell>
              <table:table-cell office:value-type="float" office:value="5190">
                <text:p>5190</text:p>
              </table:table-cell>
              <table:table-cell office:value-type="float" office:value="8539">
                <text:p>8539</text:p>
              </table:table-cell>
              <table:table-cell office:value-type="float" office:value="9980">
                <text:p>9980</text:p>
              </table:table-cell>
              <table:table-cell office:value-type="float" office:value="18519">
                <text:p>18519</text:p>
              </table:table-cell>
              <table:table-cell office:value-type="float" office:value="1311">
                <text:p>1311</text:p>
              </table:table-cell>
              <table:table-cell office:value-type="float" office:value="1910">
                <text:p>1910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7">
                <text:p>3477</text:p>
              </table:table-cell>
              <table:table-cell office:value-type="float" office:value="3828">
                <text:p>3828</text:p>
              </table:table-cell>
              <table:table-cell office:value-type="float" office:value="7305">
                <text:p>7305</text:p>
              </table:table-cell>
              <table:table-cell office:value-type="float" office:value="12351">
                <text:p>12351</text:p>
              </table:table-cell>
              <table:table-cell office:value-type="float" office:value="13127">
                <text:p>13127</text:p>
              </table:table-cell>
              <table:table-cell office:value-type="float" office:value="25478">
                <text:p>25478</text:p>
              </table:table-cell>
              <table:table-cell office:value-type="float" office:value="1762">
                <text:p>1762</text:p>
              </table:table-cell>
              <table:table-cell office:value-type="float" office:value="2485">
                <text:p>2485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4">
                <text:p>3894</text:p>
              </table:table-cell>
              <table:table-cell office:value-type="float" office:value="3859">
                <text:p>3859</text:p>
              </table:table-cell>
              <table:table-cell office:value-type="float" office:value="7753">
                <text:p>7753</text:p>
              </table:table-cell>
              <table:table-cell office:value-type="float" office:value="14625">
                <text:p>14625</text:p>
              </table:table-cell>
              <table:table-cell office:value-type="float" office:value="14905">
                <text:p>14905</text:p>
              </table:table-cell>
              <table:table-cell office:value-type="float" office:value="29530">
                <text:p>29530</text:p>
              </table:table-cell>
              <table:table-cell office:value-type="float" office:value="1906">
                <text:p>1906</text:p>
              </table:table-cell>
              <table:table-cell office:value-type="float" office:value="2791">
                <text:p>2791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2006-jan</text:p>
              </table:table-cell>
              <table:table-cell office:value-type="float" office:value="7593">
                <text:p>7593</text:p>
              </table:table-cell>
              <table:table-cell office:value-type="float" office:value="6240">
                <text:p>6240</text:p>
              </table:table-cell>
              <table:table-cell office:value-type="float" office:value="13833">
                <text:p>13833</text:p>
              </table:table-cell>
              <table:table-cell office:value-type="float" office:value="25041">
                <text:p>25041</text:p>
              </table:table-cell>
              <table:table-cell office:value-type="float" office:value="21552">
                <text:p>21552</text:p>
              </table:table-cell>
              <table:table-cell office:value-type="float" office:value="46593">
                <text:p>46593</text:p>
              </table:table-cell>
              <table:table-cell office:value-type="float" office:value="3247">
                <text:p>3247</text:p>
              </table:table-cell>
              <table:table-cell office:value-type="float" office:value="3936">
                <text:p>3936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4">
                <text:p>8974</text:p>
              </table:table-cell>
              <table:table-cell office:value-type="float" office:value="6853">
                <text:p>6853</text:p>
              </table:table-cell>
              <table:table-cell office:value-type="float" office:value="15827">
                <text:p>15827</text:p>
              </table:table-cell>
              <table:table-cell office:value-type="float" office:value="31407">
                <text:p>31407</text:p>
              </table:table-cell>
              <table:table-cell office:value-type="float" office:value="25082">
                <text:p>25082</text:p>
              </table:table-cell>
              <table:table-cell office:value-type="float" office:value="56489">
                <text:p>56489</text:p>
              </table:table-cell>
              <table:table-cell office:value-type="float" office:value="3471">
                <text:p>3471</text:p>
              </table:table-cell>
              <table:table-cell office:value-type="float" office:value="4065">
                <text:p>406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08">
                <text:p>11108</text:p>
              </table:table-cell>
              <table:table-cell office:value-type="float" office:value="7883">
                <text:p>7883</text:p>
              </table:table-cell>
              <table:table-cell office:value-type="float" office:value="18991">
                <text:p>18991</text:p>
              </table:table-cell>
              <table:table-cell office:value-type="float" office:value="38386">
                <text:p>38386</text:p>
              </table:table-cell>
              <table:table-cell office:value-type="float" office:value="29592">
                <text:p>29592</text:p>
              </table:table-cell>
              <table:table-cell office:value-type="float" office:value="67978">
                <text:p>67978</text:p>
              </table:table-cell>
              <table:table-cell office:value-type="float" office:value="4264">
                <text:p>4264</text:p>
              </table:table-cell>
              <table:table-cell office:value-type="float" office:value="4845">
                <text:p>4845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7">
                <text:p>11757</text:p>
              </table:table-cell>
              <table:table-cell office:value-type="float" office:value="8444">
                <text:p>8444</text:p>
              </table:table-cell>
              <table:table-cell office:value-type="float" office:value="20201">
                <text:p>20201</text:p>
              </table:table-cell>
              <table:table-cell office:value-type="float" office:value="43215">
                <text:p>43215</text:p>
              </table:table-cell>
              <table:table-cell office:value-type="float" office:value="33271">
                <text:p>33271</text:p>
              </table:table-cell>
              <table:table-cell office:value-type="float" office:value="76486">
                <text:p>76486</text:p>
              </table:table-cell>
              <table:table-cell office:value-type="float" office:value="4309">
                <text:p>4309</text:p>
              </table:table-cell>
              <table:table-cell office:value-type="float" office:value="5314">
                <text:p>5314</text:p>
              </table:table-cell>
              <table:table-cell office:value-type="float" office:value="9623">
                <text:p>9623</text:p>
              </table:table-cell>
            </table:table-row>
            <table:table-row>
              <table:table-cell office:value-type="string">
                <text:p>2007-jan</text:p>
              </table:table-cell>
              <table:table-cell office:value-type="float" office:value="13866">
                <text:p>13866</text:p>
              </table:table-cell>
              <table:table-cell office:value-type="float" office:value="10406">
                <text:p>10406</text:p>
              </table:table-cell>
              <table:table-cell office:value-type="float" office:value="24272">
                <text:p>24272</text:p>
              </table:table-cell>
              <table:table-cell office:value-type="float" office:value="50849">
                <text:p>50849</text:p>
              </table:table-cell>
              <table:table-cell office:value-type="float" office:value="40394">
                <text:p>40394</text:p>
              </table:table-cell>
              <table:table-cell office:value-type="float" office:value="91243">
                <text:p>91243</text:p>
              </table:table-cell>
              <table:table-cell office:value-type="float" office:value="4985">
                <text:p>4985</text:p>
              </table:table-cell>
              <table:table-cell office:value-type="float" office:value="6148">
                <text:p>6148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69">
                <text:p>13869</text:p>
              </table:table-cell>
              <table:table-cell office:value-type="float" office:value="10060">
                <text:p>10060</text:p>
              </table:table-cell>
              <table:table-cell office:value-type="float" office:value="23929">
                <text:p>23929</text:p>
              </table:table-cell>
              <table:table-cell office:value-type="float" office:value="52799">
                <text:p>52799</text:p>
              </table:table-cell>
              <table:table-cell office:value-type="float" office:value="40842">
                <text:p>40842</text:p>
              </table:table-cell>
              <table:table-cell office:value-type="float" office:value="93641">
                <text:p>93641</text:p>
              </table:table-cell>
              <table:table-cell office:value-type="float" office:value="5024">
                <text:p>5024</text:p>
              </table:table-cell>
              <table:table-cell office:value-type="float" office:value="6248">
                <text:p>6248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26">
                <text:p>11726</text:p>
              </table:table-cell>
              <table:table-cell office:value-type="float" office:value="9420">
                <text:p>9420</text:p>
              </table:table-cell>
              <table:table-cell office:value-type="float" office:value="21146">
                <text:p>21146</text:p>
              </table:table-cell>
              <table:table-cell office:value-type="float" office:value="47199">
                <text:p>47199</text:p>
              </table:table-cell>
              <table:table-cell office:value-type="float" office:value="40981">
                <text:p>40981</text:p>
              </table:table-cell>
              <table:table-cell office:value-type="float" office:value="88180">
                <text:p>88180</text:p>
              </table:table-cell>
              <table:table-cell office:value-type="float" office:value="4647">
                <text:p>4647</text:p>
              </table:table-cell>
              <table:table-cell office:value-type="float" office:value="6442">
                <text:p>6442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83">
                <text:p>11283</text:p>
              </table:table-cell>
              <table:table-cell office:value-type="float" office:value="9660">
                <text:p>9660</text:p>
              </table:table-cell>
              <table:table-cell office:value-type="float" office:value="20943">
                <text:p>20943</text:p>
              </table:table-cell>
              <table:table-cell office:value-type="float" office:value="46446">
                <text:p>46446</text:p>
              </table:table-cell>
              <table:table-cell office:value-type="float" office:value="42734">
                <text:p>42734</text:p>
              </table:table-cell>
              <table:table-cell office:value-type="float" office:value="89180">
                <text:p>89180</text:p>
              </table:table-cell>
              <table:table-cell office:value-type="float" office:value="4401">
                <text:p>4401</text:p>
              </table:table-cell>
              <table:table-cell office:value-type="float" office:value="6427">
                <text:p>6427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2008-jan</text:p>
              </table:table-cell>
              <table:table-cell office:value-type="float" office:value="10539">
                <text:p>10539</text:p>
              </table:table-cell>
              <table:table-cell office:value-type="float" office:value="10979">
                <text:p>10979</text:p>
              </table:table-cell>
              <table:table-cell office:value-type="float" office:value="21518">
                <text:p>21518</text:p>
              </table:table-cell>
              <table:table-cell office:value-type="float" office:value="44698">
                <text:p>44698</text:p>
              </table:table-cell>
              <table:table-cell office:value-type="float" office:value="47084">
                <text:p>47084</text:p>
              </table:table-cell>
              <table:table-cell office:value-type="float" office:value="91782">
                <text:p>91782</text:p>
              </table:table-cell>
              <table:table-cell office:value-type="float" office:value="4444">
                <text:p>4444</text:p>
              </table:table-cell>
              <table:table-cell office:value-type="float" office:value="7057">
                <text:p>7057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10">
                <text:p>11010</text:p>
              </table:table-cell>
              <table:table-cell office:value-type="float" office:value="9693">
                <text:p>9693</text:p>
              </table:table-cell>
              <table:table-cell office:value-type="float" office:value="20703">
                <text:p>20703</text:p>
              </table:table-cell>
              <table:table-cell office:value-type="float" office:value="45747">
                <text:p>45747</text:p>
              </table:table-cell>
              <table:table-cell office:value-type="float" office:value="44307">
                <text:p>44307</text:p>
              </table:table-cell>
              <table:table-cell office:value-type="float" office:value="90054">
                <text:p>90054</text:p>
              </table:table-cell>
              <table:table-cell office:value-type="float" office:value="4372">
                <text:p>4372</text:p>
              </table:table-cell>
              <table:table-cell office:value-type="float" office:value="6456">
                <text:p>6456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53">
                <text:p>9953</text:p>
              </table:table-cell>
              <table:table-cell office:value-type="float" office:value="9964">
                <text:p>9964</text:p>
              </table:table-cell>
              <table:table-cell office:value-type="float" office:value="19917">
                <text:p>19917</text:p>
              </table:table-cell>
              <table:table-cell office:value-type="float" office:value="42300">
                <text:p>42300</text:p>
              </table:table-cell>
              <table:table-cell office:value-type="float" office:value="45059">
                <text:p>45059</text:p>
              </table:table-cell>
              <table:table-cell office:value-type="float" office:value="87359">
                <text:p>87359</text:p>
              </table:table-cell>
              <table:table-cell office:value-type="float" office:value="4245">
                <text:p>4245</text:p>
              </table:table-cell>
              <table:table-cell office:value-type="float" office:value="6797">
                <text:p>6797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75">
                <text:p>9675</text:p>
              </table:table-cell>
              <table:table-cell office:value-type="float" office:value="9492">
                <text:p>9492</text:p>
              </table:table-cell>
              <table:table-cell office:value-type="float" office:value="19167">
                <text:p>19167</text:p>
              </table:table-cell>
              <table:table-cell office:value-type="float" office:value="41746">
                <text:p>41746</text:p>
              </table:table-cell>
              <table:table-cell office:value-type="float" office:value="45002">
                <text:p>45002</text:p>
              </table:table-cell>
              <table:table-cell office:value-type="float" office:value="86748">
                <text:p>86748</text:p>
              </table:table-cell>
              <table:table-cell office:value-type="float" office:value="4142">
                <text:p>4142</text:p>
              </table:table-cell>
              <table:table-cell office:value-type="float" office:value="6579">
                <text:p>6579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string">
                <text:p>2009-jan</text:p>
              </table:table-cell>
              <table:table-cell office:value-type="float" office:value="9598">
                <text:p>9598</text:p>
              </table:table-cell>
              <table:table-cell office:value-type="float" office:value="10620">
                <text:p>10620</text:p>
              </table:table-cell>
              <table:table-cell office:value-type="float" office:value="20218">
                <text:p>20218</text:p>
              </table:table-cell>
              <table:table-cell office:value-type="float" office:value="42499">
                <text:p>42499</text:p>
              </table:table-cell>
              <table:table-cell office:value-type="float" office:value="48352">
                <text:p>48352</text:p>
              </table:table-cell>
              <table:table-cell office:value-type="float" office:value="90851">
                <text:p>90851</text:p>
              </table:table-cell>
              <table:table-cell office:value-type="float" office:value="4263">
                <text:p>4263</text:p>
              </table:table-cell>
              <table:table-cell office:value-type="float" office:value="7093">
                <text:p>7093</text:p>
              </table:table-cell>
              <table:table-cell office:value-type="float" office:value="11356">
                <text:p>1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25">
                <text:p>9225</text:p>
              </table:table-cell>
              <table:table-cell office:value-type="float" office:value="9428">
                <text:p>9428</text:p>
              </table:table-cell>
              <table:table-cell office:value-type="float" office:value="18653">
                <text:p>18653</text:p>
              </table:table-cell>
              <table:table-cell office:value-type="float" office:value="40788">
                <text:p>40788</text:p>
              </table:table-cell>
              <table:table-cell office:value-type="float" office:value="45581">
                <text:p>45581</text:p>
              </table:table-cell>
              <table:table-cell office:value-type="float" office:value="86369">
                <text:p>86369</text:p>
              </table:table-cell>
              <table:table-cell office:value-type="float" office:value="4011">
                <text:p>4011</text:p>
              </table:table-cell>
              <table:table-cell office:value-type="float" office:value="6700">
                <text:p>6700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9">
                <text:p>9259</text:p>
              </table:table-cell>
              <table:table-cell office:value-type="float" office:value="9888">
                <text:p>9888</text:p>
              </table:table-cell>
              <table:table-cell office:value-type="float" office:value="19147">
                <text:p>19147</text:p>
              </table:table-cell>
              <table:table-cell office:value-type="float" office:value="40188">
                <text:p>40188</text:p>
              </table:table-cell>
              <table:table-cell office:value-type="float" office:value="47201">
                <text:p>47201</text:p>
              </table:table-cell>
              <table:table-cell office:value-type="float" office:value="87389">
                <text:p>87389</text:p>
              </table:table-cell>
              <table:table-cell office:value-type="float" office:value="3911">
                <text:p>3911</text:p>
              </table:table-cell>
              <table:table-cell office:value-type="float" office:value="6893">
                <text:p>6893</text:p>
              </table:table-cell>
              <table:table-cell office:value-type="float" office:value="10804">
                <text:p>10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1">
                <text:p>8841</text:p>
              </table:table-cell>
              <table:table-cell office:value-type="float" office:value="9507">
                <text:p>9507</text:p>
              </table:table-cell>
              <table:table-cell office:value-type="float" office:value="18348">
                <text:p>18348</text:p>
              </table:table-cell>
              <table:table-cell office:value-type="float" office:value="39786">
                <text:p>39786</text:p>
              </table:table-cell>
              <table:table-cell office:value-type="float" office:value="46952">
                <text:p>46952</text:p>
              </table:table-cell>
              <table:table-cell office:value-type="float" office:value="86738">
                <text:p>86738</text:p>
              </table:table-cell>
              <table:table-cell office:value-type="float" office:value="3877">
                <text:p>3877</text:p>
              </table:table-cell>
              <table:table-cell office:value-type="float" office:value="6925">
                <text:p>6925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string">
                <text:p>2010-jan</text:p>
              </table:table-cell>
              <table:table-cell office:value-type="float" office:value="8001">
                <text:p>8001</text:p>
              </table:table-cell>
              <table:table-cell office:value-type="float" office:value="10349">
                <text:p>10349</text:p>
              </table:table-cell>
              <table:table-cell office:value-type="float" office:value="18350">
                <text:p>18350</text:p>
              </table:table-cell>
              <table:table-cell office:value-type="float" office:value="40148">
                <text:p>40148</text:p>
              </table:table-cell>
              <table:table-cell office:value-type="float" office:value="50764">
                <text:p>50764</text:p>
              </table:table-cell>
              <table:table-cell office:value-type="float" office:value="90912">
                <text:p>90912</text:p>
              </table:table-cell>
              <table:table-cell office:value-type="float" office:value="4007">
                <text:p>4007</text:p>
              </table:table-cell>
              <table:table-cell office:value-type="float" office:value="7426">
                <text:p>7426</text:p>
              </table:table-cell>
              <table:table-cell office:value-type="float" office:value="11433">
                <text:p>11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9cm" svg:height="6.987cm" xlink:href=".." chart:class="chart:line" chart:style-name="ch1">
        <chart:title svg:x="6.668cm" svg:y="0.14cm" chart:style-name="ch2">
          <text:p>Wikipedia, andre språk</text:p>
        </chart:title>
        <chart:subtitle svg:x="3.255cm" svg:y="0.782cm" chart:style-name="ch3">
          <text:p>Relativ mengde midlere bidrag (&gt;5) relativt til mange bidrag (&gt;100)</text:p>
        </chart:subtitle>
        <chart:legend chart:legend-position="end" svg:x="15.877cm" svg:y="3.211cm" chart:style-name="ch4"/>
        <chart:plot-area chart:style-name="ch5" table:cell-range-address="Ark1.A1:Ark1.B38" chart:data-source-has-labels="both" svg:x="0.513cm" svg:y="1.372cm" svg:width="15.008cm" svg:height="5.399cm">
          <chart:axis chart:dimension="x" chart:name="primary-x" chart:style-name="ch6">
            <chart:title svg:x="7.8cm" svg:y="6.338cm" chart:style-name="ch7">
              <text:p>Måned</text:p>
            </chart:title>
            <chart:categories table:cell-range-address="Ark1.A2:Ark1.A38"/>
          </chart:axis>
          <chart:axis chart:dimension="y" chart:name="primary-y" chart:style-name="ch6">
            <chart:title svg:x="0.358cm" svg:y="4.209cm" chart:style-name="ch8">
              <text:p>Andel</text:p>
            </chart:title>
            <chart:grid chart:style-name="ch9" chart:class="major"/>
          </chart:axis>
          <chart:series chart:style-name="ch10" chart:values-cell-range-address="Ark1.B2:Ark1.B38" chart:label-cell-address="Ark1.B1:Ark1.B1" chart:class="chart:line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1:Ark1.B1">engelsk</text:p>
              </table:table-cell>
            </table:table-row>
          </table:table-header-rows>
          <table:table-rows>
            <table:table-row>
              <table:table-cell office:value-type="string">
                <text:p text:id="Ark1.A2:Ark1.A38">2001-jan</text:p>
              </table:table-cell>
              <table:table-cell office:value-type="float" office:value="1.28571428571429">
                <text:p text:id="Ark1.B2:Ark1.B38">1.28571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0952380952381">
                <text:p>2.80952380952381</text:p>
              </table:table-cell>
            </table:table-row>
            <table:table-row>
              <table:table-cell office:value-type="string">
                <text:p>2002-jan</text:p>
              </table:table-cell>
              <table:table-cell office:value-type="float" office:value="2.80357142857143">
                <text:p>2.8035714285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461538461539">
                <text:p>5.38461538461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2786885245902">
                <text:p>3.32786885245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247706422018">
                <text:p>2.97247706422018</text:p>
              </table:table-cell>
            </table:table-row>
            <table:table-row>
              <table:table-cell office:value-type="string">
                <text:p>2003-jan</text:p>
              </table:table-cell>
              <table:table-cell office:value-type="float" office:value="3.14649681528662">
                <text:p>3.1464968152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21875">
                <text:p>3.9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047619047619">
                <text:p>3.4047619047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024539877301">
                <text:p>3.42024539877301</text:p>
              </table:table-cell>
            </table:table-row>
            <table:table-row>
              <table:table-cell office:value-type="string">
                <text:p>2004-jan</text:p>
              </table:table-cell>
              <table:table-cell office:value-type="float" office:value="3.83720930232558">
                <text:p>3.83720930232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2614107883817">
                <text:p>3.7261410788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241379310345">
                <text:p>3.67241379310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022156573117">
                <text:p>3.55022156573117</text:p>
              </table:table-cell>
            </table:table-row>
            <table:table-row>
              <table:table-cell office:value-type="string">
                <text:p>2005-jan</text:p>
              </table:table-cell>
              <table:table-cell office:value-type="float" office:value="4.18754473872584">
                <text:p>4.18754473872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0904480135249">
                <text:p>3.6090448013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220017256255">
                <text:p>3.55220017256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57781201849">
                <text:p>3.7557781201849</text:p>
              </table:table-cell>
            </table:table-row>
            <table:table-row>
              <table:table-cell office:value-type="string">
                <text:p>2006-jan</text:p>
              </table:table-cell>
              <table:table-cell office:value-type="float" office:value="3.29790596602134">
                <text:p>3.29790596602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7771339425">
                <text:p>3.4997771339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570759812748">
                <text:p>3.45570759812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568257208472">
                <text:p>3.67568257208472</text:p>
              </table:table-cell>
            </table:table-row>
            <table:table-row>
              <table:table-cell office:value-type="string">
                <text:p>2007-jan</text:p>
              </table:table-cell>
              <table:table-cell office:value-type="float" office:value="3.66717149862974">
                <text:p>3.66717149862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0697959477972">
                <text:p>3.80697959477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2515776906021">
                <text:p>4.0251577690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64583887264">
                <text:p>4.1164583887264</text:p>
              </table:table-cell>
            </table:table-row>
            <table:table-row>
              <table:table-cell office:value-type="string">
                <text:p>2008-jan</text:p>
              </table:table-cell>
              <table:table-cell office:value-type="float" office:value="4.24119935477749">
                <text:p>4.2411993547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504087193461">
                <text:p>4.15504087193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4997488194514">
                <text:p>4.2499748819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483204134367">
                <text:p>4.31483204134367</text:p>
              </table:table-cell>
            </table:table-row>
            <table:table-row>
              <table:table-cell office:value-type="string">
                <text:p>2009-jan</text:p>
              </table:table-cell>
              <table:table-cell office:value-type="float" office:value="4.42790164617629">
                <text:p>4.42790164617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2146341463415">
                <text:p>4.42146341463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4042553191489">
                <text:p>4.34042553191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0016966406515">
                <text:p>4.50016966406515</text:p>
              </table:table-cell>
            </table:table-row>
            <table:table-row>
              <table:table-cell office:value-type="string">
                <text:p>2010-jan</text:p>
              </table:table-cell>
              <table:table-cell office:value-type="float" office:value="5.01787276590426">
                <text:p>5.01787276590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44cm" svg:height="6.987cm" xlink:href=".." chart:class="chart:line" chart:style-name="ch1">
        <chart:title svg:x="5.903cm" svg:y="0.14cm" chart:style-name="ch2">
          <text:p>Wikipedia, relativ brukermasse</text:p>
        </chart:title>
        <chart:subtitle svg:x="4.699cm" svg:y="0.782cm" chart:style-name="ch3">
          <text:p>Mengde midlere bidrag (&gt;5) relativt til nye brukere</text:p>
        </chart:subtitle>
        <chart:legend chart:legend-position="end" svg:x="15.931cm" svg:y="2.836cm" chart:style-name="ch4"/>
        <chart:plot-area chart:style-name="ch5" table:cell-range-address="Ark1.A1:Ark1.D38" chart:data-source-has-labels="both" svg:x="0.515cm" svg:y="1.372cm" svg:width="15.059cm" svg:height="5.399cm">
          <chart:axis chart:dimension="x" chart:name="primary-x" chart:style-name="ch6">
            <chart:title svg:x="7.827cm" svg:y="6.338cm" chart:style-name="ch7">
              <text:p>Måned</text:p>
            </chart:title>
            <chart:categories table:cell-range-address="Ark1.A2:Ark1.A38"/>
          </chart:axis>
          <chart:axis chart:dimension="y" chart:name="primary-y" chart:style-name="ch6">
            <chart:title svg:x="0.359cm" svg:y="4.209cm" chart:style-name="ch8">
              <text:p>Andel</text:p>
            </chart:title>
            <chart:grid chart:style-name="ch9" chart:class="major"/>
          </chart:axis>
          <chart:series chart:style-name="ch10" chart:values-cell-range-address="Ark1.B2:Ark1.B38" chart:label-cell-address="Ark1.B1:Ark1.B1" chart:class="chart:line">
            <chart:data-point chart:repeated="37"/>
          </chart:series>
          <chart:series chart:style-name="ch11" chart:values-cell-range-address="Ark1.C2:Ark1.C38" chart:label-cell-address="Ark1.C1:Ark1.C1" chart:class="chart:line">
            <chart:data-point chart:repeated="37"/>
          </chart:series>
          <chart:series chart:style-name="ch12" chart:values-cell-range-address="Ark1.D2:Ark1.D38" chart:label-cell-address="Ark1.D1:Ark1.D1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1:Ark1.B1">engelsk</text:p>
              </table:table-cell>
              <table:table-cell office:value-type="string">
                <text:p text:id="Ark1.C1:Ark1.C1">andre</text:p>
              </table:table-cell>
              <table:table-cell office:value-type="string">
                <text:p text:id="Ark1.D1:Ark1.D1">alle</text:p>
              </table:table-cell>
            </table:table-row>
          </table:table-header-rows>
          <table:table-rows>
            <table:table-row>
              <table:table-cell office:value-type="string">
                <text:p text:id="Ark1.A2:Ark1.A38">2001-jan</text:p>
              </table:table-cell>
              <table:table-cell office:value-type="float" office:value="1.28571428571429">
                <text:p text:id="Ark1.B2:Ark1.B38">1.28571428571429</text:p>
              </table:table-cell>
              <table:table-cell office:value-type="float" office:value="1.#NAN">
                <text:p text:id="Ark1.C2:Ark1.C38">1.#NAN</text:p>
              </table:table-cell>
              <table:table-cell office:value-type="float" office:value="1.28571428571429">
                <text:p text:id="Ark1.D2:Ark1.D38">1.285714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">
                <text:p>0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5">
                <text:p>3.5</text:p>
              </table:table-cell>
              <table:table-cell office:value-type="float" office:value="3.35714285714286">
                <text:p>3.3571428571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0952380952381">
                <text:p>2.80952380952381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2.53571428571429">
                <text:p>2.53571428571429</text:p>
              </table:table-cell>
            </table:table-row>
            <table:table-row>
              <table:table-cell office:value-type="string">
                <text:p>2002-jan</text:p>
              </table:table-cell>
              <table:table-cell office:value-type="float" office:value="2.80357142857143">
                <text:p>2.80357142857143</text:p>
              </table:table-cell>
              <table:table-cell office:value-type="float" office:value="2.35">
                <text:p>2.35</text:p>
              </table:table-cell>
              <table:table-cell office:value-type="float" office:value="2.68421052631579">
                <text:p>2.68421052631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2.95">
                <text:p>2.95</text:p>
              </table:table-cell>
              <table:table-cell office:value-type="float" office:value="4.32608695652174">
                <text:p>4.32608695652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2786885245902">
                <text:p>3.32786885245902</text:p>
              </table:table-cell>
              <table:table-cell office:value-type="float" office:value="2.6551724137931">
                <text:p>2.6551724137931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247706422018">
                <text:p>2.97247706422018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2.71122994652406">
                <text:p>2.71122994652406</text:p>
              </table:table-cell>
            </table:table-row>
            <table:table-row>
              <table:table-cell office:value-type="string">
                <text:p>2003-jan</text:p>
              </table:table-cell>
              <table:table-cell office:value-type="float" office:value="3.14649681528662">
                <text:p>3.14649681528662</text:p>
              </table:table-cell>
              <table:table-cell office:value-type="float" office:value="2.19745222929936">
                <text:p>2.19745222929936</text:p>
              </table:table-cell>
              <table:table-cell office:value-type="float" office:value="2.67197452229299">
                <text:p>2.67197452229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21875">
                <text:p>3.921875</text:p>
              </table:table-cell>
              <table:table-cell office:value-type="float" office:value="3.05785123966942">
                <text:p>3.05785123966942</text:p>
              </table:table-cell>
              <table:table-cell office:value-type="float" office:value="3.50200803212851">
                <text:p>3.5020080321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047619047619">
                <text:p>3.4047619047619</text:p>
              </table:table-cell>
              <table:table-cell office:value-type="float" office:value="2.76893939393939">
                <text:p>2.76893939393939</text:p>
              </table:table-cell>
              <table:table-cell office:value-type="float" office:value="3.07945736434109">
                <text:p>3.07945736434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024539877301">
                <text:p>3.42024539877301</text:p>
              </table:table-cell>
              <table:table-cell office:value-type="float" office:value="3.41052631578947">
                <text:p>3.41052631578947</text:p>
              </table:table-cell>
              <table:table-cell office:value-type="float" office:value="3.41571194762684">
                <text:p>3.41571194762684</text:p>
              </table:table-cell>
            </table:table-row>
            <table:table-row>
              <table:table-cell office:value-type="string">
                <text:p>2004-jan</text:p>
              </table:table-cell>
              <table:table-cell office:value-type="float" office:value="3.83720930232558">
                <text:p>3.83720930232558</text:p>
              </table:table-cell>
              <table:table-cell office:value-type="float" office:value="3.05924596050269">
                <text:p>3.05924596050269</text:p>
              </table:table-cell>
              <table:table-cell office:value-type="float" office:value="3.37817796610169">
                <text:p>3.37817796610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2614107883817">
                <text:p>3.72614107883817</text:p>
              </table:table-cell>
              <table:table-cell office:value-type="float" office:value="3.25022261798753">
                <text:p>3.25022261798753</text:p>
              </table:table-cell>
              <table:table-cell office:value-type="float" office:value="3.43661971830986">
                <text:p>3.43661971830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241379310345">
                <text:p>3.67241379310345</text:p>
              </table:table-cell>
              <table:table-cell office:value-type="float" office:value="3.12909567496723">
                <text:p>3.12909567496723</text:p>
              </table:table-cell>
              <table:table-cell office:value-type="float" office:value="3.34235668789809">
                <text:p>3.34235668789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022156573117">
                <text:p>3.55022156573117</text:p>
              </table:table-cell>
              <table:table-cell office:value-type="float" office:value="3.47517321016166">
                <text:p>3.47517321016166</text:p>
              </table:table-cell>
              <table:table-cell office:value-type="float" office:value="3.50810110174984">
                <text:p>3.50810110174984</text:p>
              </table:table-cell>
            </table:table-row>
            <table:table-row>
              <table:table-cell office:value-type="string">
                <text:p>2005-jan</text:p>
              </table:table-cell>
              <table:table-cell office:value-type="float" office:value="4.18754473872584">
                <text:p>4.18754473872584</text:p>
              </table:table-cell>
              <table:table-cell office:value-type="float" office:value="3.67179741807349">
                <text:p>3.67179741807349</text:p>
              </table:table-cell>
              <table:table-cell office:value-type="float" office:value="3.8830255057168">
                <text:p>3.8830255057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0904480135249">
                <text:p>3.60904480135249</text:p>
              </table:table-cell>
              <table:table-cell office:value-type="float" office:value="3.53399433427762">
                <text:p>3.53399433427762</text:p>
              </table:table-cell>
              <table:table-cell office:value-type="float" office:value="3.56820809248555">
                <text:p>3.56820809248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220017256255">
                <text:p>3.55220017256255</text:p>
              </table:table-cell>
              <table:table-cell office:value-type="float" office:value="3.42920585161964">
                <text:p>3.42920585161964</text:p>
              </table:table-cell>
              <table:table-cell office:value-type="float" office:value="3.48774811772758">
                <text:p>3.48774811772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57781201849">
                <text:p>3.7557781201849</text:p>
              </table:table-cell>
              <table:table-cell office:value-type="float" office:value="3.86239958538481">
                <text:p>3.86239958538481</text:p>
              </table:table-cell>
              <table:table-cell office:value-type="float" office:value="3.80884818779827">
                <text:p>3.80884818779827</text:p>
              </table:table-cell>
            </table:table-row>
            <table:table-row>
              <table:table-cell office:value-type="string">
                <text:p>2006-jan</text:p>
              </table:table-cell>
              <table:table-cell office:value-type="float" office:value="3.29790596602134">
                <text:p>3.29790596602134</text:p>
              </table:table-cell>
              <table:table-cell office:value-type="float" office:value="3.45384615384615">
                <text:p>3.45384615384615</text:p>
              </table:table-cell>
              <table:table-cell office:value-type="float" office:value="3.36824983734548">
                <text:p>3.36824983734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7771339425">
                <text:p>3.4997771339425</text:p>
              </table:table-cell>
              <table:table-cell office:value-type="float" office:value="3.66000291842988">
                <text:p>3.66000291842988</text:p>
              </table:table-cell>
              <table:table-cell office:value-type="float" office:value="3.56915397738043">
                <text:p>3.5691539773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570759812748">
                <text:p>3.45570759812748</text:p>
              </table:table-cell>
              <table:table-cell office:value-type="float" office:value="3.75390079918813">
                <text:p>3.75390079918813</text:p>
              </table:table-cell>
              <table:table-cell office:value-type="float" office:value="3.57948501921963">
                <text:p>3.57948501921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568257208472">
                <text:p>3.67568257208472</text:p>
              </table:table-cell>
              <table:table-cell office:value-type="float" office:value="3.94019422074846">
                <text:p>3.94019422074846</text:p>
              </table:table-cell>
              <table:table-cell office:value-type="float" office:value="3.78624820553438">
                <text:p>3.78624820553438</text:p>
              </table:table-cell>
            </table:table-row>
            <table:table-row>
              <table:table-cell office:value-type="string">
                <text:p>2007-jan</text:p>
              </table:table-cell>
              <table:table-cell office:value-type="float" office:value="3.66717149862974">
                <text:p>3.66717149862974</text:p>
              </table:table-cell>
              <table:table-cell office:value-type="float" office:value="3.88179896213723">
                <text:p>3.88179896213723</text:p>
              </table:table-cell>
              <table:table-cell office:value-type="float" office:value="3.75918754119974">
                <text:p>3.75918754119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0697959477972">
                <text:p>3.80697959477972</text:p>
              </table:table-cell>
              <table:table-cell office:value-type="float" office:value="4.05984095427435">
                <text:p>4.05984095427435</text:p>
              </table:table-cell>
              <table:table-cell office:value-type="float" office:value="3.91328513519161">
                <text:p>3.9132851351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2515776906021">
                <text:p>4.02515776906021</text:p>
              </table:table-cell>
              <table:table-cell office:value-type="float" office:value="4.35042462845011">
                <text:p>4.35042462845011</text:p>
              </table:table-cell>
              <table:table-cell office:value-type="float" office:value="4.17005580251584">
                <text:p>4.1700558025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64583887264">
                <text:p>4.1164583887264</text:p>
              </table:table-cell>
              <table:table-cell office:value-type="float" office:value="4.42380952380952">
                <text:p>4.42380952380952</text:p>
              </table:table-cell>
              <table:table-cell office:value-type="float" office:value="4.25822470515208">
                <text:p>4.25822470515208</text:p>
              </table:table-cell>
            </table:table-row>
            <table:table-row>
              <table:table-cell office:value-type="string">
                <text:p>2008-jan</text:p>
              </table:table-cell>
              <table:table-cell office:value-type="float" office:value="4.24119935477749">
                <text:p>4.24119935477749</text:p>
              </table:table-cell>
              <table:table-cell office:value-type="float" office:value="4.28855086984243">
                <text:p>4.28855086984243</text:p>
              </table:table-cell>
              <table:table-cell office:value-type="float" office:value="4.26535923412957">
                <text:p>4.2653592341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504087193461">
                <text:p>4.15504087193461</text:p>
              </table:table-cell>
              <table:table-cell office:value-type="float" office:value="4.57103064066852">
                <text:p>4.57103064066852</text:p>
              </table:table-cell>
              <table:table-cell office:value-type="float" office:value="4.34980437617737">
                <text:p>4.34980437617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4997488194514">
                <text:p>4.24997488194514</text:p>
              </table:table-cell>
              <table:table-cell office:value-type="float" office:value="4.52217984745082">
                <text:p>4.52217984745082</text:p>
              </table:table-cell>
              <table:table-cell office:value-type="float" office:value="4.386152533012">
                <text:p>4.386152533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483204134367">
                <text:p>4.31483204134367</text:p>
              </table:table-cell>
              <table:table-cell office:value-type="float" office:value="4.74104509060261">
                <text:p>4.74104509060261</text:p>
              </table:table-cell>
              <table:table-cell office:value-type="float" office:value="4.52590389732352">
                <text:p>4.52590389732352</text:p>
              </table:table-cell>
            </table:table-row>
            <table:table-row>
              <table:table-cell office:value-type="string">
                <text:p>2009-jan</text:p>
              </table:table-cell>
              <table:table-cell office:value-type="float" office:value="4.42790164617629">
                <text:p>4.42790164617629</text:p>
              </table:table-cell>
              <table:table-cell office:value-type="float" office:value="4.55291902071563">
                <text:p>4.55291902071563</text:p>
              </table:table-cell>
              <table:table-cell office:value-type="float" office:value="4.49357008606193">
                <text:p>4.4935700860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2146341463415">
                <text:p>4.42146341463415</text:p>
              </table:table-cell>
              <table:table-cell office:value-type="float" office:value="4.83464149342384">
                <text:p>4.83464149342384</text:p>
              </table:table-cell>
              <table:table-cell office:value-type="float" office:value="4.63030075591058">
                <text:p>4.6303007559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4042553191489">
                <text:p>4.34042553191489</text:p>
              </table:table-cell>
              <table:table-cell office:value-type="float" office:value="4.77356391585761">
                <text:p>4.77356391585761</text:p>
              </table:table-cell>
              <table:table-cell office:value-type="float" office:value="4.56410925993628">
                <text:p>4.56410925993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0016966406515">
                <text:p>4.50016966406515</text:p>
              </table:table-cell>
              <table:table-cell office:value-type="float" office:value="4.93867676448932">
                <text:p>4.93867676448932</text:p>
              </table:table-cell>
              <table:table-cell office:value-type="float" office:value="4.72738173097885">
                <text:p>4.72738173097885</text:p>
              </table:table-cell>
            </table:table-row>
            <table:table-row>
              <table:table-cell office:value-type="string">
                <text:p>2010-jan</text:p>
              </table:table-cell>
              <table:table-cell office:value-type="float" office:value="5.01787276590426">
                <text:p>5.01787276590426</text:p>
              </table:table-cell>
              <table:table-cell office:value-type="float" office:value="4.90520823267949">
                <text:p>4.90520823267949</text:p>
              </table:table-cell>
              <table:table-cell office:value-type="float" office:value="4.95433242506812">
                <text:p>4.95433242506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